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4e28c3"/>
    </style:style>
    <style:style style:name="P2" style:family="paragraph" style:parent-style-name="Title">
      <style:text-properties officeooo:paragraph-rsid="0029237b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0db78ce" loext:padding="0in" loext:border="none"/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" style:family="paragraph" style:parent-style-name="Heading_20_1">
      <style:text-properties style:font-name="Liberation Sans" fo:font-size="18.2000007629395pt" fo:font-weight="bold" officeooo:rsid="00911f7a" officeooo:paragraph-rsid="00911f7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9" style:family="paragraph" style:parent-style-name="Heading_20_1">
      <style:text-properties officeooo:paragraph-rsid="00e03e4b"/>
    </style:style>
    <style:style style:name="P10" style:family="paragraph" style:parent-style-name="Heading_20_1">
      <style:paragraph-properties fo:break-before="page"/>
      <style:text-properties officeooo:paragraph-rsid="010d33e4"/>
    </style:style>
    <style:style style:name="P11" style:family="paragraph" style:parent-style-name="Standard" style:list-style-name="L3">
      <style:text-properties officeooo:paragraph-rsid="00db78ce"/>
    </style:style>
    <style:style style:name="P12" style:family="paragraph" style:parent-style-name="Text_20_body" style:list-style-name="L1">
      <style:text-properties officeooo:rsid="0037e3a7" officeooo:paragraph-rsid="0037e3a7"/>
    </style:style>
    <style:style style:name="P13" style:family="paragraph" style:parent-style-name="Text_20_body" style:list-style-name="L1">
      <style:text-properties officeooo:rsid="0037e3a7" officeooo:paragraph-rsid="00386e31"/>
    </style:style>
    <style:style style:name="P14" style:family="paragraph" style:parent-style-name="Text_20_body" style:list-style-name="L1">
      <style:text-properties officeooo:rsid="015136af" officeooo:paragraph-rsid="015136af"/>
    </style:style>
    <style:style style:name="P15" style:family="paragraph" style:parent-style-name="Text_20_body" style:list-style-name="L2">
      <style:text-properties style:font-name="Liberation Serif" fo:font-size="12pt" fo:font-weight="normal" officeooo:rsid="0031ef6d" officeooo:paragraph-rsid="00344305" style:font-size-asian="12pt" style:font-weight-asian="normal" style:font-size-complex="12pt" style:font-weight-complex="normal"/>
    </style:style>
    <style:style style:name="P16" style:family="paragraph" style:parent-style-name="Text_20_body" style:list-style-name="L3"/>
    <style:style style:name="P17" style:family="paragraph" style:parent-style-name="Text_20_body" style:list-style-name="L3">
      <style:text-properties officeooo:paragraph-rsid="00bcfa06"/>
    </style:style>
    <style:style style:name="P18" style:family="paragraph" style:parent-style-name="Text_20_body" style:list-style-name="L3">
      <style:text-properties officeooo:paragraph-rsid="00bea7ad"/>
    </style:style>
    <style:style style:name="P19" style:family="paragraph" style:parent-style-name="Text_20_body" style:list-style-name="L3">
      <style:text-properties officeooo:paragraph-rsid="002ceae4"/>
    </style:style>
    <style:style style:name="P20" style:family="paragraph" style:parent-style-name="Text_20_body" style:list-style-name="L3">
      <style:text-properties officeooo:paragraph-rsid="00970332"/>
    </style:style>
    <style:style style:name="P21" style:family="paragraph" style:parent-style-name="Text_20_body" style:list-style-name="L3">
      <style:text-properties officeooo:paragraph-rsid="009e2dfb"/>
    </style:style>
    <style:style style:name="P22" style:family="paragraph" style:parent-style-name="Text_20_body" style:list-style-name="L3">
      <style:text-properties officeooo:paragraph-rsid="00a073c0"/>
    </style:style>
    <style:style style:name="P23" style:family="paragraph" style:parent-style-name="Text_20_body" style:list-style-name="L3">
      <style:text-properties officeooo:paragraph-rsid="00a26e62"/>
    </style:style>
    <style:style style:name="P24" style:family="paragraph" style:parent-style-name="Text_20_body" style:list-style-name="L3">
      <style:text-properties officeooo:paragraph-rsid="00ad648a"/>
    </style:style>
    <style:style style:name="P25" style:family="paragraph" style:parent-style-name="Text_20_body" style:list-style-name="L3">
      <style:text-properties officeooo:paragraph-rsid="00b79715"/>
    </style:style>
    <style:style style:name="P26" style:family="paragraph" style:parent-style-name="Text_20_body" style:list-style-name="L3">
      <style:text-properties officeooo:rsid="014d7e65" officeooo:paragraph-rsid="014d7e65"/>
    </style:style>
    <style:style style:name="P27" style:family="paragraph" style:parent-style-name="Text_20_body" style:list-style-name="L3">
      <style:text-properties officeooo:rsid="00b04ca0" officeooo:paragraph-rsid="00c322ab"/>
    </style:style>
    <style:style style:name="P28" style:family="paragraph" style:parent-style-name="Text_20_body" style:list-style-name="L3">
      <style:text-properties officeooo:rsid="00b04ca0" officeooo:paragraph-rsid="00b79715"/>
    </style:style>
    <style:style style:name="P29" style:family="paragraph" style:parent-style-name="Text_20_body" style:list-style-name="L3">
      <style:text-properties officeooo:rsid="00db78ce" officeooo:paragraph-rsid="00db78ce"/>
    </style:style>
    <style:style style:name="P30" style:family="paragraph" style:parent-style-name="Text_20_body" style:list-style-name="L4">
      <style:text-properties officeooo:paragraph-rsid="00d29248"/>
    </style:style>
    <style:style style:name="P31" style:family="paragraph" style:parent-style-name="Text_20_body" style:list-style-name="L4">
      <style:text-properties officeooo:paragraph-rsid="00d3221b"/>
    </style:style>
    <style:style style:name="P32" style:family="paragraph" style:parent-style-name="Text_20_body" style:list-style-name="L4">
      <style:text-properties officeooo:paragraph-rsid="010df2c8"/>
    </style:style>
    <style:style style:name="P33" style:family="paragraph" style:parent-style-name="Text_20_body" style:list-style-name="L5">
      <style:text-properties officeooo:paragraph-rsid="00e4b764"/>
    </style:style>
    <style:style style:name="P34" style:family="paragraph" style:parent-style-name="Text_20_body" style:list-style-name="L5">
      <style:text-properties officeooo:rsid="00d8b1a1" officeooo:paragraph-rsid="00e4b764"/>
    </style:style>
    <style:style style:name="P35" style:family="paragraph" style:parent-style-name="Text_20_body" style:list-style-name="L5">
      <style:text-properties officeooo:rsid="00e7d4eb" officeooo:paragraph-rsid="00e7d4eb"/>
    </style:style>
    <style:style style:name="P36" style:family="paragraph" style:parent-style-name="Text_20_body" style:list-style-name="L6"/>
    <style:style style:name="P37" style:family="paragraph" style:parent-style-name="Text_20_body" style:list-style-name="L6">
      <style:text-properties officeooo:paragraph-rsid="013abf46"/>
    </style:style>
    <style:style style:name="P38" style:family="paragraph" style:parent-style-name="Text_20_body" style:list-style-name="L6">
      <style:text-properties officeooo:paragraph-rsid="014a4fc4"/>
    </style:style>
    <style:style style:name="P39" style:family="paragraph" style:parent-style-name="Text_20_body" style:list-style-name="L6">
      <style:text-properties fo:font-weight="normal" officeooo:rsid="0139d976" officeooo:paragraph-rsid="013abf46" style:font-weight-asian="normal" style:font-weight-complex="normal"/>
    </style:style>
    <style:style style:name="P40" style:family="paragraph" style:parent-style-name="Text_20_body" style:list-style-name="L6">
      <style:text-properties fo:font-weight="normal" officeooo:rsid="01403f39" officeooo:paragraph-rsid="01403f39" style:font-weight-asian="normal" style:font-weight-complex="normal"/>
    </style:style>
    <style:style style:name="P41" style:family="paragraph" style:parent-style-name="Text_20_body" style:list-style-name="L6">
      <style:text-properties officeooo:rsid="013513d3" officeooo:paragraph-rsid="013abf46"/>
    </style:style>
    <style:style style:name="P42" style:family="paragraph" style:parent-style-name="Text_20_body" style:list-style-name="L6">
      <style:text-properties officeooo:rsid="01339102" officeooo:paragraph-rsid="013abf46"/>
    </style:style>
    <style:style style:name="P43" style:family="paragraph" style:parent-style-name="Text_20_body" style:list-style-name="L6">
      <style:text-properties officeooo:rsid="007f87a9" officeooo:paragraph-rsid="013abf46"/>
    </style:style>
    <style:style style:name="P44" style:family="paragraph" style:parent-style-name="Text_20_body" style:list-style-name="L6">
      <style:text-properties officeooo:rsid="00710739" officeooo:paragraph-rsid="013abf46"/>
    </style:style>
    <style:style style:name="P45" style:family="paragraph" style:parent-style-name="Text_20_body" style:list-style-name="L6">
      <style:text-properties officeooo:rsid="007779b5" officeooo:paragraph-rsid="013abf46"/>
    </style:style>
    <style:style style:name="P46" style:family="paragraph" style:parent-style-name="Text_20_body" style:list-style-name="L6">
      <style:text-properties officeooo:rsid="009abba4" officeooo:paragraph-rsid="013abf46"/>
    </style:style>
    <style:style style:name="P47" style:family="paragraph" style:parent-style-name="Text_20_body" style:list-style-name="L6">
      <style:text-properties officeooo:rsid="0031ef6d" officeooo:paragraph-rsid="013abf46"/>
    </style:style>
    <style:style style:name="P48" style:family="paragraph" style:parent-style-name="Text_20_body" style:list-style-name="L6">
      <style:text-properties officeooo:rsid="008f7630" officeooo:paragraph-rsid="013abf46"/>
    </style:style>
    <style:style style:name="P49" style:family="paragraph" style:parent-style-name="Text_20_body" style:list-style-name="L7">
      <style:text-properties officeooo:paragraph-rsid="003bb0e8"/>
    </style:style>
    <style:style style:name="P50" style:family="paragraph" style:parent-style-name="Text_20_body" style:list-style-name="L7">
      <style:text-properties officeooo:paragraph-rsid="003e6a22"/>
    </style:style>
    <style:style style:name="P51" style:family="paragraph" style:parent-style-name="Text_20_body" style:list-style-name="L7">
      <style:text-properties officeooo:paragraph-rsid="0046d56f"/>
    </style:style>
    <style:style style:name="P52" style:family="paragraph" style:parent-style-name="Text_20_body" style:list-style-name="L7">
      <style:text-properties officeooo:paragraph-rsid="0059ce6e"/>
    </style:style>
    <style:style style:name="P53" style:family="paragraph" style:parent-style-name="Text_20_body" style:list-style-name="L7">
      <style:text-properties officeooo:paragraph-rsid="005dbff6"/>
    </style:style>
    <style:style style:name="P54" style:family="paragraph" style:parent-style-name="Text_20_body" style:list-style-name="L7">
      <style:text-properties officeooo:rsid="003e6a22" officeooo:paragraph-rsid="003e6a22"/>
    </style:style>
    <style:style style:name="P55" style:family="paragraph" style:parent-style-name="Text_20_body" style:list-style-name="L7">
      <style:text-properties officeooo:rsid="00b2142c" officeooo:paragraph-rsid="00b2142c"/>
    </style:style>
    <style:style style:name="T1" style:family="text">
      <style:text-properties officeooo:rsid="00154e98"/>
    </style:style>
    <style:style style:name="T2" style:family="text">
      <style:text-properties officeooo:rsid="001e6e0a"/>
    </style:style>
    <style:style style:name="T3" style:family="text">
      <style:text-properties officeooo:rsid="001f5432"/>
    </style:style>
    <style:style style:name="T4" style:family="text">
      <style:text-properties officeooo:rsid="0020f410"/>
    </style:style>
    <style:style style:name="T5" style:family="text">
      <style:text-properties officeooo:rsid="00213d50"/>
    </style:style>
    <style:style style:name="T6" style:family="text">
      <style:text-properties officeooo:rsid="00227b27"/>
    </style:style>
    <style:style style:name="T7" style:family="text">
      <style:text-properties officeooo:rsid="0024b6d8"/>
    </style:style>
    <style:style style:name="T8" style:family="text">
      <style:text-properties style:font-name="Liberation Sans" fo:font-size="16.1000003814697pt" fo:font-weight="bold" officeooo:rsid="0029e48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" style:family="text">
      <style:text-properties style:font-name="Liberation Sans" fo:font-size="16.1000003814697pt" fo:font-weight="bold" officeooo:rsid="00e2095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" style:family="text">
      <style:text-properties style:font-name="Liberation Sans" fo:font-size="28pt" fo:font-weight="bold" officeooo:rsid="0029237b" style:font-name-asian="Noto Sans CJK SC" style:font-size-asian="28pt" style:font-weight-asian="bold" style:font-name-complex="Lohit Devanagari" style:font-size-complex="28pt" style:font-weight-complex="bold"/>
    </style:style>
    <style:style style:name="T11" style:family="text">
      <style:text-properties style:font-name="Liberation Sans" fo:font-size="28pt" fo:font-weight="bold" officeooo:rsid="004db700" style:font-name-asian="Noto Sans CJK SC" style:font-size-asian="28pt" style:font-weight-asian="bold" style:font-name-complex="Lohit Devanagari" style:font-size-complex="28pt" style:font-weight-complex="bold"/>
    </style:style>
    <style:style style:name="T12" style:family="text">
      <style:text-properties officeooo:rsid="002ceae4"/>
    </style:style>
    <style:style style:name="T13" style:family="text">
      <style:text-properties officeooo:rsid="0031ef6d"/>
    </style:style>
    <style:style style:name="T14" style:family="text">
      <style:text-properties style:font-name-asian="Noto Sans CJK SC" style:font-name-complex="Lohit Devanagari"/>
    </style:style>
    <style:style style:name="T15" style:family="text">
      <style:text-properties officeooo:rsid="0033766a" style:font-name-asian="Noto Sans CJK SC" style:font-name-complex="Lohit Devanagari"/>
    </style:style>
    <style:style style:name="T16" style:family="text">
      <style:text-properties officeooo:rsid="00344305" style:font-name-asian="Noto Sans CJK SC" style:font-name-complex="Lohit Devanagari"/>
    </style:style>
    <style:style style:name="T17" style:family="text">
      <style:text-properties officeooo:rsid="003bb0e8"/>
    </style:style>
    <style:style style:name="T18" style:family="text">
      <style:text-properties officeooo:rsid="003e6a22"/>
    </style:style>
    <style:style style:name="T19" style:family="text">
      <style:text-properties officeooo:rsid="004064bf"/>
    </style:style>
    <style:style style:name="T20" style:family="text">
      <style:text-properties officeooo:rsid="0046d56f"/>
    </style:style>
    <style:style style:name="T21" style:family="text">
      <style:text-properties officeooo:rsid="00488de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27b27" style:font-weight-asian="bold" style:font-weight-complex="bold"/>
    </style:style>
    <style:style style:name="T24" style:family="text">
      <style:text-properties fo:font-weight="bold" officeooo:rsid="0024e0d2" style:font-weight-asian="bold" style:font-weight-complex="bold"/>
    </style:style>
    <style:style style:name="T25" style:family="text">
      <style:text-properties fo:font-weight="bold" officeooo:rsid="0056e2fa" style:font-weight-asian="bold" style:font-weight-complex="bold"/>
    </style:style>
    <style:style style:name="T26" style:family="text">
      <style:text-properties fo:font-weight="bold" officeooo:rsid="005ae2e4" style:font-weight-asian="bold" style:font-weight-complex="bold"/>
    </style:style>
    <style:style style:name="T27" style:family="text">
      <style:text-properties fo:font-weight="bold" officeooo:rsid="003e6a22" style:font-weight-asian="bold" style:font-weight-complex="bold"/>
    </style:style>
    <style:style style:name="T28" style:family="text">
      <style:text-properties fo:font-weight="bold" officeooo:rsid="007f87a9" style:font-weight-asian="bold" style:font-weight-complex="bold"/>
    </style:style>
    <style:style style:name="T29" style:family="text">
      <style:text-properties fo:font-weight="bold" officeooo:rsid="0139d976" style:font-weight-asian="bold" style:font-weight-complex="bold"/>
    </style:style>
    <style:style style:name="T30" style:family="text">
      <style:text-properties officeooo:rsid="0056e2fa"/>
    </style:style>
    <style:style style:name="T31" style:family="text">
      <style:text-properties officeooo:rsid="0059ce6e"/>
    </style:style>
    <style:style style:name="T32" style:family="text">
      <style:text-properties officeooo:rsid="005a1d87"/>
    </style:style>
    <style:style style:name="T33" style:family="text">
      <style:text-properties officeooo:rsid="005ae2e4"/>
    </style:style>
    <style:style style:name="T34" style:family="text">
      <style:text-properties fo:color="#000080" fo:language="zxx" fo:country="none" style:text-underline-style="solid" style:text-underline-width="auto" style:text-underline-color="font-color" officeooo:rsid="005ae2e4" style:language-asian="zxx" style:country-asian="none" style:language-complex="zxx" style:country-complex="none"/>
    </style:style>
    <style:style style:name="T35" style:family="text">
      <style:text-properties officeooo:rsid="0060650d"/>
    </style:style>
    <style:style style:name="T36" style:family="text">
      <style:text-properties officeooo:rsid="0063d0a2"/>
    </style:style>
    <style:style style:name="T37" style:family="text">
      <style:text-properties officeooo:rsid="007f87a9"/>
    </style:style>
    <style:style style:name="T38" style:family="text">
      <style:text-properties officeooo:rsid="00833da6"/>
    </style:style>
    <style:style style:name="T39" style:family="text">
      <style:text-properties officeooo:rsid="00860550"/>
    </style:style>
    <style:style style:name="T40" style:family="text">
      <style:text-properties officeooo:rsid="009abba4"/>
    </style:style>
    <style:style style:name="T41" style:family="text">
      <style:text-properties officeooo:rsid="00a36109"/>
    </style:style>
    <style:style style:name="T42" style:family="text">
      <style:text-properties officeooo:rsid="00a50bed"/>
    </style:style>
    <style:style style:name="T43" style:family="text">
      <style:text-properties officeooo:rsid="00a61967"/>
    </style:style>
    <style:style style:name="T44" style:family="text">
      <style:text-properties officeooo:rsid="00aa8c94"/>
    </style:style>
    <style:style style:name="T45" style:family="text">
      <style:text-properties officeooo:rsid="00ac5042"/>
    </style:style>
    <style:style style:name="T46" style:family="text">
      <style:text-properties officeooo:rsid="00b65794"/>
    </style:style>
    <style:style style:name="T47" style:family="text">
      <style:text-properties officeooo:rsid="00b67109"/>
    </style:style>
    <style:style style:name="T48" style:family="text">
      <style:text-properties officeooo:rsid="00b91330"/>
    </style:style>
    <style:style style:name="T49" style:family="text">
      <style:text-properties officeooo:rsid="00beb869"/>
    </style:style>
    <style:style style:name="T50" style:family="text">
      <style:text-properties officeooo:rsid="00d16c1b"/>
    </style:style>
    <style:style style:name="T51" style:family="text">
      <style:text-properties officeooo:rsid="00d29248"/>
    </style:style>
    <style:style style:name="T52" style:family="text">
      <style:text-properties loext:padding="0in" loext:border="none"/>
    </style:style>
    <style:style style:name="T53" style:family="text">
      <style:text-properties officeooo:rsid="00de7105"/>
    </style:style>
    <style:style style:name="T54" style:family="text">
      <style:text-properties officeooo:rsid="00e4b764"/>
    </style:style>
    <style:style style:name="T55" style:family="text">
      <style:text-properties officeooo:rsid="012976c8"/>
    </style:style>
    <style:style style:name="T56" style:family="text">
      <style:text-properties officeooo:rsid="012a0ba4"/>
    </style:style>
    <style:style style:name="T57" style:family="text">
      <style:text-properties fo:font-weight="normal" officeooo:rsid="01403f39" style:font-weight-asian="normal" style:font-weight-complex="normal"/>
    </style:style>
    <style:style style:name="T58" style:family="text">
      <style:text-properties officeooo:rsid="0141f8c2"/>
    </style:style>
    <style:style style:name="T59" style:family="text">
      <style:text-properties officeooo:rsid="0147c8b7"/>
    </style:style>
    <style:style style:name="T60" style:family="text">
      <style:text-properties officeooo:rsid="014a4fc4"/>
    </style:style>
    <style:style style:name="T61" style:family="text">
      <style:text-properties officeooo:rsid="014b66ad"/>
    </style:style>
    <style:style style:name="T62" style:family="text">
      <style:text-properties officeooo:rsid="0156a1be"/>
    </style:style>
    <style:style style:name="T63" style:family="text">
      <style:text-properties officeooo:rsid="0156b40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6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6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6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6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2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2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2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2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3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3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4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4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6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6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6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6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prefix="7.1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7.1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7.1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61124032" text:id="ct61124032">
          <text:insertion>
            <office:change-info>
              <dc:creator>Unknown Author</dc:creator>
              <dc:date>2020-02-25T11:45:5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Взаємодія<text:line-break/>ЦБД НСЗУ та МІС <text:line-break/>в роз</text:span><text:span text:style-name="T11">робці</text:span><text:span text:style-name="T10"> eHealth в Україні</text:span></text:p>
      <text:p text:style-name="P1"><text:a xlink:type="simple" xlink:href="../../../../../../../../../../../../" text:style-name="Internet_20_link" text:visited-style-name="Visited_20_Internet_20_Link"><text:span text:style-name="T1">◙ Home</text:span></text:a><text:span text:style-name="T1"> | </text:span><text:a xlink:type="simple" xlink:href="../../../../../../../../../../../../f/summary-01.04/Summary-NSZU-MIS.pdf" text:style-name="Internet_20_link" text:visited-style-name="Visited_20_Internet_20_Link"><text:span text:style-name="T1">pdf</text:span></text:a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3"><text:a xlink:type="simple" xlink:href="#__RefHeading___Toc107_3075594046" text:style-name="Index_20_Link" text:visited-style-name="Index_20_Link">1 Адмін модуль<text:tab/>1</text:a></text:p>
          <text:p text:style-name="P4"><text:a xlink:type="simple" xlink:href="#__RefHeading___Toc87_4075986771" text:style-name="Index_20_Link" text:visited-style-name="Index_20_Link">1.1 Декларація з сімейним лікарем<text:tab/>2</text:a></text:p>
          <text:p text:style-name="P3"><text:a xlink:type="simple" xlink:href="#__RefHeading___Toc109_3075594046" text:style-name="Index_20_Link" text:visited-style-name="Index_20_Link">2 Електронні медичні записи — ЕМЗ (EMR)<text:tab/>2</text:a></text:p>
          <text:p text:style-name="P3"><text:a xlink:type="simple" xlink:href="#__RefHeading___Toc29_3925197696" text:style-name="Index_20_Link" text:visited-style-name="Index_20_Link">3 Направлення<text:tab/>4</text:a></text:p>
          <text:p text:style-name="P3"><text:a xlink:type="simple" xlink:href="#__RefHeading___Toc31_3925197696" text:style-name="Index_20_Link" text:visited-style-name="Index_20_Link">4 Програми медичних гарантій<text:tab/>4</text:a></text:p>
          <text:p text:style-name="P3"><text:a xlink:type="simple" xlink:href="#__RefHeading___Toc81_4075986771" text:style-name="Index_20_Link" text:visited-style-name="Index_20_Link">5 План другої хвилі<text:tab/>4</text:a></text:p>
          <text:p text:style-name="P4"><text:a xlink:type="simple" xlink:href="#__RefHeading___Toc33_3925197696" text:style-name="Index_20_Link" text:visited-style-name="Index_20_Link">5.1 Госпіталізація пацієнта та виписка з стаціонару<text:tab/>4</text:a></text:p>
          <text:p text:style-name="P4"><text:a xlink:type="simple" xlink:href="#__RefHeading___Toc83_4075986771" text:style-name="Index_20_Link" text:visited-style-name="Index_20_Link">5.2 Кабінет пацієнта<text:tab/>4</text:a></text:p>
          <text:p text:style-name="P3"><text:a xlink:type="simple" xlink:href="#__RefHeading___Toc3647_4075986771" text:style-name="Index_20_Link" text:visited-style-name="Index_20_Link">6 Технічні документи<text:tab/>4</text:a></text:p>
          <text:p text:style-name="P3"><text:a xlink:type="simple" xlink:href="#__RefHeading___Toc199_4075986771" text:style-name="Index_20_Link" text:visited-style-name="Index_20_Link">7 МІС<text:tab/>7</text:a></text:p>
          <text:p text:style-name="P4"><text:a xlink:type="simple" xlink:href="#__RefHeading___Toc5206_4075986771" text:style-name="Index_20_Link" text:visited-style-name="Index_20_Link">7.1 Реалізація FHIR<text:tab/>7</text:a></text:p>
        </text:index-body>
      </text:table-of-content>
      <text:p text:style-name="Text_20_body"/>
      <text:h text:style-name="Heading_20_1" text:outline-level="1"><text:bookmark-start text:name="__RefHeading___Toc107_3075594046"/>Адмін модуль<text:bookmark-end text:name="__RefHeading___Toc107_3075594046"/></text:h>
      <text:list xml:id="list320887406" text:style-name="L1">
        <text:list-item>
          <text:p text:style-name="P12"><text:a xlink:type="simple" xlink:href="https://ehealthmisapi1.docs.apiary.io/#reference/public.-medical-service-provider-integration-layer" text:style-name="Internet_20_link" text:visited-style-name="Visited_20_Internet_20_Link">Public. Medical Service Provider Integration Layer</text:a></text:p>
        </text:list-item>
        <text:list-item>
          <text:p text:style-name="P14"><text:a xlink:type="simple" xlink:href="https://ehealthmisapi1.docs.apiary.io/#reference/public.-medical-service-provider-integration-layer/legal-entities" text:style-name="Internet_20_link" text:visited-style-name="Visited_20_Internet_20_Link">Legal Entities</text:a></text:p>
          <text:list>
            <text:list-item>
              <text:p text:style-name="P14"><text:a xlink:type="simple" xlink:href="https://ehealthmisapi1.docs.apiary.io/#reference/public.-medical-service-provider-integration-layer/divisions" text:style-name="Internet_20_link" text:visited-style-name="Visited_20_Internet_20_Link">Divisions</text:a>, <text:a xlink:type="simple" xlink:href="../../../../../../../../../../../../f/c/10/reports-stats-divisions.html" text:style-name="Internet_20_link" text:visited-style-name="Visited_20_Internet_20_Link">reports-stats-divisions </text:a></text:p>
            </text:list-item>
            <text:list-item>
              <text:p text:style-name="P14"><text:a xlink:type="simple" xlink:href="https://uaehealthapi.docs.apiary.io/#reference/internal.-portal-and-reports/employees/search-employees" text:style-name="Internet_20_link" text:visited-style-name="Visited_20_Internet_20_Link">Employees</text:a></text:p>
            </text:list-item>
          </text:list>
        </text:list-item>
        <text:list-item>
          <text:p text:style-name="P12">Персони </text:p>
          <text:list>
            <text:list-item>
              <text:p text:style-name="P12"><text:a xlink:type="simple" xlink:href="https://e-health-ua.atlassian.net/wiki/spaces/EH/pages/617087073/prepersons" text:style-name="Internet_20_link" text:visited-style-name="Visited_20_Internet_20_Link">Неідентифіковані</text:a> <text:span text:style-name="T62">[</text:span><text:span text:style-name="T63">8.17.2 - </text:span><text:span text:style-name="T63"><text:bookmark-ref text:reference-format="number" text:ref-name="__RefNumPara__1428_266942187">6.2.7.1.</text:bookmark-ref></text:span><text:span text:style-name="T62">]</text:span></text:p>
              <text:list>
                <text:list-item>
                  <text:p text:style-name="P12"><text:a xlink:type="simple" xlink:href="https://e-health-ua.atlassian.net/wiki/spaces/EH/pages/616792094/Persons" text:style-name="Internet_20_link" text:visited-style-name="Visited_20_Internet_20_Link">Persons</text:a></text:p>
                </text:list-item>
                <text:list-item>
                  <text:p text:style-name="P12"><text:a xlink:type="simple" xlink:href="https://e-health-ua.atlassian.net/wiki/spaces/EH/pages/615383041/Preperson+Data+Model" text:style-name="Internet_20_link" text:visited-style-name="Visited_20_Internet_20_Link">Preperson Data Model</text:a></text:p>
                  <text:list>
                    <text:list-item>
                      <text:p text:style-name="P12"><text:a xlink:type="simple" xlink:href="https://e-health-ua.atlassian.net/wiki/spaces/EH/pages/615383066/API.+Create+Preperson" text:style-name="Internet_20_link" text:visited-style-name="Visited_20_Internet_20_Link">API. Create Preperson</text:a>, <text:a xlink:type="simple" xlink:href="https://uaehealthapi.docs.apiary.io/#reference/public.-medical-service-provider-integration-layer/preperson/create-preperson" text:style-name="Internet_20_link" text:visited-style-name="Visited_20_Internet_20_Link">Apiary</text:a></text:p>
                    </text:list-item>
                    <text:list-item>
                      <text:p text:style-name="P12"><text:a xlink:type="simple" xlink:href="https://e-health-ua.atlassian.net/wiki/spaces/EH/pages/615219229/API.+Get+Preperson+by+ID" text:style-name="Internet_20_link" text:visited-style-name="Visited_20_Internet_20_Link">API. Get Preperson by ID</text:a></text:p>
                    </text:list-item>
                  </text:list>
                </text:list-item>
              </text:list>
            </text:list-item>
            <text:list-item>
              <text:p text:style-name="P13">Переведення неідентифікованих в ідентифікованих</text:p>
            </text:list-item>
            <text:list-item>
              <text:p text:style-name="P12">Ідентифіковані</text:p>
            </text:list-item>
          </text:list>
        </text:list-item>
      </text:list>
      <text:h text:style-name="Heading_20_2" text:outline-level="2"><text:bookmark-start text:name="__RefHeading___Toc87_4075986771"/><text:bookmark-start text:name="__RefNumPara__210_4075986771"/><text:soft-page-break/>Декларація <text:span text:style-name="T8">з сімейним лікарем</text:span><text:bookmark-end text:name="__RefHeading___Toc87_4075986771"/><text:bookmark-end text:name="__RefNumPara__210_4075986771"/></text:h>
      <text:list xml:id="list3397804616" text:style-name="L2">
        <text:list-item>
          <text:list>
            <text:list-item>
              <text:p text:style-name="P15"><text:a xlink:type="simple" xlink:href="https://docs.google.com/document/d/1-qmSxHwND5PkR4-_dRdardjIse24eD2a/edit?ts=5e3bde06#heading=h.4bb6i3gvdxtz" text:style-name="Internet_20_link" text:visited-style-name="Visited_20_Internet_20_Link"><text:span text:style-name="T14">Технічн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5">і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4"> вимоги</text:span></text:a><text:span text:style-name="T14"> </text:span><text:span text:style-name="T16">(3.1.1)</text:span></text:p>
            </text:list-item>
          </text:list>
        </text:list-item>
      </text:list>
      <text:h text:style-name="Heading_20_1" text:outline-level="1"><text:bookmark-start text:name="__RefHeading___Toc109_3075594046"/><text:span text:style-name="T7">Електронні медичні записи — </text:span>ЕМЗ (EMR)<text:bookmark-end text:name="__RefHeading___Toc109_3075594046"/></text:h>
      <text:list xml:id="list2250783226" text:style-name="L3">
        <text:list-item>
          <text:p text:style-name="P16"><text:bookmark-start text:name="__RefNumPara__3977_4075986771"/><text:span text:style-name="T23">Медичн</text:span><text:span text:style-name="T24">і</text:span><text:span text:style-name="T23"> поді</text:span><text:span text:style-name="T24">ї</text:span><text:span text:style-name="T6">, </text:span><text:a xlink:type="simple" xlink:href="https://e-health-ua.atlassian.net/wiki/spaces/EH/pages/583402836/Medical+Events+API" text:style-name="Internet_20_link" text:visited-style-name="Visited_20_Internet_20_Link">Medical Events</text:a> — <text:a xlink:type="simple" xlink:href="https://ehealthmedicaleventsapi.docs.apiary.io/#reference/medical-events" text:style-name="Internet_20_link" text:visited-style-name="Visited_20_Internet_20_Link"><text:span text:style-name="T4">API</text:span></text:a><text:span text:style-name="T4">,</text:span> <text:span text:style-name="T3">FHIR: </text:span><text:a xlink:type="simple" xlink:href="https://www.hl7.org/fhir/event.html" text:style-name="Internet_20_link" text:visited-style-name="Visited_20_Internet_20_Link"><text:span text:style-name="T3">Pattern event</text:span></text:a><text:span text:style-name="T3">, </text:span><text:a xlink:type="simple" xlink:href="https://www.hl7.org/fhir/workflow.html#respatterns" text:style-name="Internet_20_link" text:visited-style-name="Visited_20_Internet_20_Link"><text:span text:style-name="T3">workflow event</text:span></text:a><text:bookmark-end text:name="__RefNumPara__3977_4075986771"/></text:p>
          <text:list>
            <text:list-item>
              <text:p text:style-name="P26">Загальна документація</text:p>
              <text:list>
                <text:list-item>
                  <text:p text:style-name="P16"><text:a xlink:type="simple" xlink:href="https://e-health-ua.atlassian.net/wiki/spaces/EH/pages/583402009/Medical+Events+Dictionaries" text:style-name="Internet_20_link" text:visited-style-name="Visited_20_Internet_20_Link"><text:span text:style-name="T61">Medical Events Dictionaries and configurations</text:span></text:a></text:p>
                </text:list-item>
                <text:list-item>
                  <text:p text:style-name="P16"><text:a xlink:type="simple" xlink:href="https://e-health-ua.atlassian.net/wiki/spaces/EH/pages/583402832/Medical+Events+MongoDB+Data+Model" text:style-name="Internet_20_link" text:visited-style-name="Visited_20_Internet_20_Link">Medical Events MongoDB Data Model</text:a></text:p>
                </text:list-item>
              </text:list>
            </text:list-item>
            <text:list-item>
              <text:p text:style-name="P16"><text:span text:style-name="T6">Епізод надання медичної допомоги, </text:span><text:a xlink:type="simple" xlink:href="https://e-health-ua.atlassian.net/wiki/spaces/EH/pages/583402830/Episode+Of+Care+API" text:style-name="Internet_20_link" text:visited-style-name="Visited_20_Internet_20_Link">Episode Of Care</text:a> — <text:a xlink:type="simple" xlink:href="https://ehealthmedicaleventsapi.docs.apiary.io/#reference/medical-events/episode-of-care" text:style-name="Internet_20_link" text:visited-style-name="Visited_20_Internet_20_Link"><text:span text:style-name="T5">API</text:span></text:a><text:span text:style-name="T5">,</text:span> <text:a xlink:type="simple" xlink:href="https://www.hl7.org/fhir/episodeofcare.html" text:style-name="Internet_20_link" text:visited-style-name="Visited_20_Internet_20_Link"><text:span text:style-name="T2">FHIR</text:span></text:a><text:span text:style-name="T2">(</text:span><text:a xlink:type="simple" xlink:href="https://translate.google.com/translate?hl=&amp;sl=en&amp;tl=uk&amp;u=https%3A%2F%2Fwww.hl7.org%2Ffhir%2Fepisodeofcare.html&amp;sandbox=1" text:style-name="Internet_20_link" text:visited-style-name="Visited_20_Internet_20_Link"><text:span text:style-name="T2">UA</text:span></text:a><text:span text:style-name="T2">), </text:span><text:a xlink:type="simple" xlink:href="../../../../../../../../../../../../f/json/ehealthmedicaleventsapi/episode.json" text:style-name="Internet_20_link" text:visited-style-name="Visited_20_Internet_20_Link"><text:span text:style-name="T2">JSON</text:span></text:a></text:p>
            </text:list-item>
            <text:list-item>
              <text:p text:style-name="P17">Взаємодія/Зустріч/<text:span text:style-name="T35">Побачення/Сутичка пацієнта з надавачем медичних послуг</text:span>, <text:a xlink:type="simple" xlink:href="https://e-health-ua.atlassian.net/wiki/spaces/EH/pages/583402309/Get+Encounter" text:style-name="Internet_20_link" text:visited-style-name="Visited_20_Internet_20_Link">Encounter</text:a> — <text:a xlink:type="simple" xlink:href="https://ehealthmedicaleventsapi.docs.apiary.io/#reference/medical-events/encounter/get-encounter-by-id" text:style-name="Internet_20_link" text:visited-style-name="Visited_20_Internet_20_Link"><text:span text:style-name="T36">API</text:span></text:a><text:span text:style-name="T36">, </text:span><text:a xlink:type="simple" xlink:href="https://www.hl7.org/fhir/encounter.html" text:style-name="Internet_20_link" text:visited-style-name="Visited_20_Internet_20_Link"><text:span text:style-name="T36">FHIR</text:span></text:a><text:span text:style-name="T36">(</text:span><text:a xlink:type="simple" xlink:href="https://translate.google.com/translate?hl=&amp;sl=en&amp;tl=uk&amp;u=https%3A%2F%2Fwww.hl7.org%2Ffhir%2Fencounter.html&amp;sandbox=1" text:style-name="Internet_20_link" text:visited-style-name="Visited_20_Internet_20_Link"><text:span text:style-name="T36">UA</text:span></text:a><text:span text:style-name="T36">), </text:span><text:a xlink:type="simple" xlink:href="../../../../../../../../../../../../f/json/ehealthmedicaleventsapi/encounter.json" text:style-name="Internet_20_link" text:visited-style-name="Visited_20_Internet_20_Link"><text:span text:style-name="T36">JSON</text:span></text:a>,</text:p>
              <text:list>
                <text:list-item>
                  <text:p text:style-name="P17"><text:a xlink:type="simple" xlink:href="https://e-health-ua.atlassian.net/wiki/spaces/EH/pages/583402309/Get+Encounter" text:style-name="Internet_20_link" text:visited-style-name="Visited_20_Internet_20_Link">Get Encounter</text:a></text:p>
                </text:list-item>
                <text:list-item>
                  <text:p text:style-name="P18">— <text:a xlink:type="simple" xlink:href="https://e-health-ua.atlassian.net/wiki/spaces/EH/pages/583402860/Encounter+Data+Package+API" text:style-name="Internet_20_link" text:visited-style-name="Visited_20_Internet_20_Link">Encounter Data Package</text:a> — <text:a xlink:type="simple" xlink:href="https://ehealthmedicaleventsapi.docs.apiary.io/#reference/medical-events/encounter-data-package" text:style-name="Internet_20_link" text:visited-style-name="Visited_20_Internet_20_Link"><text:span text:style-name="T5">API</text:span></text:a></text:p>
                  <text:list>
                    <text:list-item>
                      <text:p text:style-name="P18"><text:a xlink:type="simple" xlink:href="https://e-health-ua.atlassian.net/wiki/spaces/EH/pages/583402843/Submit+Encounter+Data+Package" text:style-name="Internet_20_link" text:visited-style-name="Visited_20_Internet_20_Link">Submit Encounter Data Package</text:a></text:p>
                    </text:list-item>
                  </text:list>
                </text:list-item>
              </text:list>
            </text:list-item>
            <text:list-item>
              <text:p text:style-name="P19">Стан, <text:a xlink:type="simple" xlink:href="https://e-health-ua.atlassian.net/wiki/spaces/EH/pages/583402524/Test+Cases+Get+Conditions" text:style-name="Internet_20_link" text:visited-style-name="Visited_20_Internet_20_Link">Conditions</text:a> — <text:a xlink:type="simple" xlink:href="https://ehealthmedicaleventsapi.docs.apiary.io/#reference/medical-events/conditions/get-procedures-by-id" text:style-name="Internet_20_link" text:visited-style-name="Visited_20_Internet_20_Link"><text:span text:style-name="T39">API</text:span></text:a><text:span text:style-name="T39"> (</text:span><text:a xlink:type="simple" xlink:href="https://ehealthmedicaleventsapi.docs.apiary.io/#reference/medical-events/encounter-data-package/dummy-condition" text:style-name="Internet_20_link" text:visited-style-name="Visited_20_Internet_20_Link"><text:span text:style-name="T39">dummy</text:span></text:a><text:span text:style-name="T39">), </text:span><text:a xlink:type="simple" xlink:href="https://www.hl7.org/fhir/condi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condition.html&amp;sandbox=1" text:style-name="Internet_20_link" text:visited-style-name="Visited_20_Internet_20_Link"><text:span text:style-name="T39">UA</text:span></text:a><text:span text:style-name="T39">), </text:span><text:a xlink:type="simple" xlink:href="../../../../../../../../../../../../f/json/ehealthmedicaleventsapi/condition.json" text:style-name="Internet_20_link" text:visited-style-name="Visited_20_Internet_20_Link"><text:span text:style-name="T39">JSON</text:span></text:a><text:span text:style-name="T39">, JSON2, </text:span><text:a xlink:type="simple" xlink:href="../../../../../../../../../../../../f/json/ehealthmedicaleventsapi/condition-sample.json" text:style-name="Internet_20_link" text:visited-style-name="Visited_20_Internet_20_Link"><text:span text:style-name="T39">JSON3</text:span></text:a></text:p>
            </text:list-item>
            <text:list-item>
              <text:p text:style-name="P20">Спостереження, <text:a xlink:type="simple" xlink:href="https://e-health-ua.atlassian.net/wiki/spaces/EH/pages/583402159/Test+Cases+Get+Observations" text:style-name="Internet_20_link" text:visited-style-name="Visited_20_Internet_20_Link">Observation</text:a> — <text:a xlink:type="simple" xlink:href="https://ehealthmedicaleventsapi.docs.apiary.io/#reference/medical-events/observation/get-observation-by-id" text:style-name="Internet_20_link" text:visited-style-name="Visited_20_Internet_20_Link">API</text:a><text:span text:style-name="T39">, </text:span><text:a xlink:type="simple" xlink:href="https://www.hl7.org/fhir/observa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observation.html&amp;sandbox=1" text:style-name="Internet_20_link" text:visited-style-name="Visited_20_Internet_20_Link"><text:span text:style-name="T39">UA</text:span></text:a><text:span text:style-name="T39">), </text:span><text:a xlink:type="simple" xlink:href="http://localhost:8046/f/json/ehealthmedicaleventsapi/observation.json" text:style-name="Internet_20_link" text:visited-style-name="Visited_20_Internet_20_Link"><text:span text:style-name="T39">JSON</text:span></text:a></text:p>
              <text:list>
                <text:list-item>
                  <text:p text:style-name="P20"><text:a xlink:type="simple" xlink:href="https://docs.google.com/document/d/1vn45VS4T-S9vFY35JIr29YheKZOYeY6PznR0cQOIlOk/edit" text:style-name="Internet_20_link" text:visited-style-name="Visited_20_Internet_20_Link">Вимірювання Приклади для оцінки можливостей використання LOINC</text:a></text:p>
                </text:list-item>
                <text:list-item>
                  <text:p text:style-name="P20"><text:bookmark-ref text:reference-format="number" text:ref-name="__RefNumPara__1445_1303592959">6.2.9.8.</text:bookmark-ref><text:s/><text:bookmark-ref text:reference-format="text" text:ref-name="__RefNumPara__1445_1303592959">ME dictionary values</text:bookmark-ref></text:p>
                </text:list-item>
              </text:list>
            </text:list-item>
            <text:list-item>
              <text:p text:style-name="P21">Діагностичний звіт, <text:a xlink:type="simple" xlink:href="https://e-health-ua.atlassian.net/wiki/spaces/EH/pages/583403536/Diagnostic+report+API" text:style-name="Internet_20_link" text:visited-style-name="Visited_20_Internet_20_Link">DiagnosticReport</text:a> — <text:a xlink:type="simple" xlink:href="https://ehealthmedicaleventsapi.docs.apiary.io/#reference/medical-events/diagnostic-report/get-device-by-id" text:style-name="Internet_20_link" text:visited-style-name="Visited_20_Internet_20_Link">API</text:a><text:span text:style-name="T39">, </text:span><text:a xlink:type="simple" xlink:href="https://www.hl7.org/fhir/diagnosticreport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diagnosticreport.html&amp;sandbox=1" text:style-name="Internet_20_link" text:visited-style-name="Visited_20_Internet_20_Link"><text:span text:style-name="T39">UA</text:span></text:a><text:span text:style-name="T39">), </text:span><text:a xlink:type="simple" xlink:href="../../../../../../../../../../../../f/json/ehealthmedicaleventsapi/diagnosticreport.json" text:style-name="Internet_20_link" text:visited-style-name="Visited_20_Internet_20_Link"><text:span text:style-name="T39">JSON</text:span></text:a><text:span text:style-name="T39">, </text:span><text:a xlink:type="simple" xlink:href="../../../../../../../../../../../../f/json/ehealthmedicaleventsapi/diagnosticreport_d.json" text:style-name="Internet_20_link" text:visited-style-name="Visited_20_Internet_20_Link"><text:span text:style-name="T39">JSON2</text:span></text:a></text:p>
            </text:list-item>
            <text:list-item>
              <text:p text:style-name="P22"><text:span text:style-name="T12">Процедури, </text:span><text:a xlink:type="simple" xlink:href="https://e-health-ua.atlassian.net/wiki/spaces/EH/pages/583403902/Procedures+API" text:style-name="Internet_20_link" text:visited-style-name="Visited_20_Internet_20_Link"><text:span text:style-name="T12">Procedures</text:span></text:a><text:span text:style-name="T12"> — </text:span><text:a xlink:type="simple" xlink:href="https://ehealthmedicaleventsapi.docs.apiary.io/#reference/medical-events/procedures" text:style-name="Internet_20_link" text:visited-style-name="Visited_20_Internet_20_Link"><text:span text:style-name="T12">API</text:span></text:a><text:span text:style-name="T12">, </text:span><text:a xlink:type="simple" xlink:href="https://e-health-ua.atlassian.net/wiki/spaces/EH/pages/583403955" text:style-name="Internet_20_link" text:visited-style-name="Visited_20_Internet_20_Link"><text:span text:style-name="T12">реєстрація в ЦБД</text:span></text:a><text:span text:style-name="T12">, FHIR </text:span><text:a xlink:type="simple" xlink:href="https://www.hl7.org/fhir/procedure.html" text:style-name="Internet_20_link" text:visited-style-name="Visited_20_Internet_20_Link"><text:span text:style-name="T12">resource</text:span></text:a><text:span text:style-name="T12">, </text:span><text:a xlink:type="simple" xlink:href="https://www.hl7.org/fhir/workflow.html#list" text:style-name="Internet_20_link" text:visited-style-name="Visited_20_Internet_20_Link"><text:span text:style-name="T12">workflow event</text:span></text:a><text:span text:style-name="T12">, </text:span><text:a xlink:type="simple" xlink:href="../../../../../../../../../../../../f/json/ehealthmedicaleventsapi/procedure.json" text:style-name="Internet_20_link" text:visited-style-name="Visited_20_Internet_20_Link"><text:span text:style-name="T12">JSON</text:span></text:a></text:p>
            </text:list-item>
            <text:list-item>
              <text:p text:style-name="P23"><text:span text:style-name="T41">П</text:span>рийом ліків, <text:a xlink:type="simple" xlink:href="https://e-health-ua.atlassian.net/wiki/spaces/EH/pages/587923457/Medication+Administrastration+API" text:style-name="Internet_20_link" text:visited-style-name="Visited_20_Internet_20_Link">Medication Administrastration</text:a> — <text:a xlink:type="simple" xlink:href="https://ehealthmedicaleventsapi.docs.apiary.io/reference/medical-events/medication-administration/get-medication-administration-by-id" text:style-name="Internet_20_link" text:visited-style-name="Visited_20_Internet_20_Link">API</text:a><text:span text:style-name="T39">, </text:span><text:a xlink:type="simple" xlink:href="https://www.hl7.org/fhir/medicationadministra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medicationadministration.html&amp;sandbox=1" text:style-name="Internet_20_link" text:visited-style-name="Visited_20_Internet_20_Link"><text:span text:style-name="T39">UA</text:span></text:a><text:span text:style-name="T39">), </text:span><text:a xlink:type="simple" xlink:href="http://localhost:8046/f/json/ehealthmedicaleventsapi/medicationadministration.json" text:style-name="Internet_20_link" text:visited-style-name="Visited_20_Internet_20_Link"><text:span text:style-name="T39">JSON</text:span></text:a></text:p>
              <text:list>
                <text:list-item>
                  <text:p text:style-name="P24"><text:span text:style-name="T43">С</text:span>відчення <text:span text:style-name="T43">про прийом ліків, </text:span>MedicationStatement — <text:a xlink:type="simple" xlink:href="https://ehealthmedicaleventsapi.docs.apiary.io/#reference/medical-events/medication-statement/get-medication-statement-by-id" text:style-name="Internet_20_link" text:visited-style-name="Visited_20_Internet_20_Link"><text:span text:style-name="T42">API</text:span></text:a><text:span text:style-name="T42">, </text:span><text:a xlink:type="simple" xlink:href="https://www.hl7.org/fhir/medicationstatement.html" text:style-name="Internet_20_link" text:visited-style-name="Visited_20_Internet_20_Link"><text:span text:style-name="T42">FHIR</text:span></text:a><text:span text:style-name="T42"> (</text:span><text:a xlink:type="simple" xlink:href="https://translate.google.com/translate?hl=&amp;sl=en&amp;tl=uk&amp;u=https%3A%2F%2Fwww.hl7.org%2Ffhir%2Fmedicationstatement.html&amp;sandbox=1" text:style-name="Internet_20_link" text:visited-style-name="Visited_20_Internet_20_Link"><text:span text:style-name="T42">UA</text:span></text:a><text:span text:style-name="T42">), </text:span><text:a xlink:type="simple" xlink:href="http://localhost:8046/f/json/ehealthmedicaleventsapi/medicationstatement.json" text:style-name="Internet_20_link" text:visited-style-name="Visited_20_Internet_20_Link"><text:span text:style-name="T42">JSON</text:span></text:a><text:span text:style-name="T42">, </text:span><text:a xlink:type="simple" xlink:href="http://localhost:8046/f/json/ehealthmedicaleventsapi/ms_d.json" text:style-name="Internet_20_link" text:visited-style-name="Visited_20_Internet_20_Link"><text:span text:style-name="T42">JSON</text:span></text:a><text:a xlink:type="simple" xlink:href="http://localhost:8046/f/json/ehealthmedicaleventsapi/ms_d.json" text:style-name="Internet_20_link" text:visited-style-name="Visited_20_Internet_20_Link"><text:span text:style-name="T42">2</text:span></text:a></text:p>
                </text:list-item>
              </text:list>
            </text:list-item>
          </text:list>
        </text:list-item>
        <text:list-item>
          <text:p text:style-name="P24"><text:a xlink:type="simple" xlink:href="https://translate.google.com/translate?hl=&amp;sl=en&amp;tl=uk&amp;u=https%3A%2F%2Fwww.hl7.org%2Ffhir%2Fadministration-module.html&amp;sandbox=1" text:style-name="Internet_20_link" text:visited-style-name="Visited_20_Internet_20_Link">Модуль адміністрування</text:a>, <text:a xlink:type="simple" xlink:href="https://www.hl7.org/fhir/administration-module.html" text:style-name="Internet_20_link" text:visited-style-name="Visited_20_Internet_20_Link">Administration Module</text:a></text:p>
          <text:list>
            <text:list-item>
              <text:p text:style-name="P25"><text:span text:style-name="T49">Пристрій, </text:span><text:a xlink:type="simple" xlink:href="https://e-health-ua.atlassian.net/wiki/spaces/EH/pages/583403674/Get+Device" text:style-name="Internet_20_link" text:visited-style-name="Visited_20_Internet_20_Link"><text:span text:style-name="T49">device</text:span></text:a><text:span text:style-name="T49"> — </text:span><text:a xlink:type="simple" xlink:href="https://ehealthmedicaleventsapi.docs.apiary.io/#reference/medical-events/device/get-device-by-id" text:style-name="Internet_20_link" text:visited-style-name="Visited_20_Internet_20_Link"><text:span text:style-name="T49">API</text:span></text:a><text:span text:style-name="T49">, </text:span><text:a xlink:type="simple" xlink:href="https://www.hl7.org/fhir/device.html" text:style-name="Internet_20_link" text:visited-style-name="Visited_20_Internet_20_Link"><text:span text:style-name="T49">FHIR</text:span></text:a><text:span text:style-name="T49"> (</text:span><text:a xlink:type="simple" xlink:href="https://translate.google.com/translate?hl=&amp;sl=en&amp;tl=uk&amp;u=https%3A%2F%2Fwww.hl7.org%2Ffhir%2Fdevice.html&amp;sandbox=1" text:style-name="Internet_20_link" text:visited-style-name="Visited_20_Internet_20_Link"><text:span text:style-name="T49">UA</text:span></text:a><text:span text:style-name="T49">), </text:span><text:a xlink:type="simple" xlink:href="../../../../../../../../../../../../f/json/ehealthmedicaleventsapi/device.json" text:style-name="Internet_20_link" text:visited-style-name="Visited_20_Internet_20_Link"><text:span text:style-name="T49">JSON</text:span></text:a><text:span text:style-name="T49">, </text:span><text:a xlink:type="simple" xlink:href="../../../../../../../../../../../../f/json/ehealthmedicaleventsapi/device_d.json" text:style-name="Internet_20_link" text:visited-style-name="Visited_20_Internet_20_Link"><text:span text:style-name="T49">JSON2</text:span></text:a></text:p>
              <text:list>
                <text:list-item>
                  <text:p text:style-name="P27">дивись — <text:bookmark-ref text:reference-format="text" text:ref-name="__RefNumPara__4127_4075986771">Запит на використання медичного приладу, DeviceRequest — FHIR (UA)</text:bookmark-ref></text:p>
                </text:list-item>
                <text:list-item>
                  <text:p text:style-name="P28">дивись — <text:span text:style-name="T47"><text:bookmark-ref text:reference-format="text" text:ref-name="__RefNumPara__4049_4075986771">Використання медичного пристрою, DeviceUseStatement — FHIR (UA)</text:bookmark-ref></text:span></text:p>
                </text:list-item>
              </text:list>
            </text:list-item>
            <text:list-item>
              <text:p text:style-name="P29"><text:a xlink:type="simple" xlink:href="https://e-health-ua.atlassian.net/wiki/spaces/EH/pages/583402834/Medical+Events+Business+processes" text:style-name="Internet_20_link" text:visited-style-name="Visited_20_Internet_20_Link">Medical Events Business processes</text:a>. <text:span text:style-name="T53">Перша фаза обробки медичних подій (</text:span><text:a xlink:type="simple" xlink:href="https://docs.google.com/document/d/1x_cJQiFqAf5sVmVkE8sgATlJQ-JQUXxlzwYYtXJAcs0/edit" text:style-name="Internet_20_link" text:visited-style-name="Visited_20_Internet_20_Link"><text:span text:style-name="T53">Events 1st phase</text:span></text:a><text:span text:style-name="T53">)</text:span></text:p>
              <text:list>
                <text:list-item>
                  <text:p text:style-name="P11"><text:a xlink:type="simple" xlink:href="https://e-health-ua.atlassian.net/wiki/spaces/EH/pages/583404092" text:style-name="Internet_20_link" text:visited-style-name="Visited_20_Internet_20_Link"><text:span text:style-name="T52">Надання послуг первинної медичної допомоги</text:span></text:a></text:p>
                </text:list-item>
                <text:list-item>
                  <text:p text:style-name="P11"><text:soft-page-break/><text:a xlink:type="simple" xlink:href="https://e-health-ua.atlassian.net/wiki/spaces/EH/pages/583403136" text:style-name="Internet_20_link" text:visited-style-name="Visited_20_Internet_20_Link"><text:span text:style-name="T52">Надання послуг вторинної амбулаторної допомоги</text:span></text:a></text:p>
                </text:list-item>
                <text:list-item>
                  <text:p text:style-name="P11"><text:a xlink:type="simple" xlink:href="https://e-health-ua.atlassian.net/wiki/spaces/EH/pages/583403948" text:style-name="Internet_20_link" text:visited-style-name="Visited_20_Internet_20_Link"><text:span text:style-name="T52">Перегляд історії пацієнта</text:span></text:a></text:p>
                </text:list-item>
                <text:list-item>
                  <text:p text:style-name="P11"><text:a xlink:type="simple" xlink:href="https://e-health-ua.atlassian.net/wiki/spaces/EH/pages/583403256" text:style-name="Internet_20_link" text:visited-style-name="Visited_20_Internet_20_Link"><text:span text:style-name="T52">Отримання дозволу пацієнта на операції з даними у системі E-Health</text:span></text:a></text:p>
                </text:list-item>
                <text:list-item>
                  <text:p text:style-name="P11"><text:a xlink:type="simple" xlink:href="https://e-health-ua.atlassian.net/wiki/spaces/EH/pages/583403900" text:style-name="Internet_20_link" text:visited-style-name="Visited_20_Internet_20_Link"><text:span text:style-name="T52">Подання консультативного висновку</text:span></text:a></text:p>
                </text:list-item>
                <text:list-item>
                  <text:p text:style-name="P11"><text:a xlink:type="simple" xlink:href="https://e-health-ua.atlassian.net/wiki/spaces/EH/pages/583404063" text:style-name="Internet_20_link" text:visited-style-name="Visited_20_Internet_20_Link"><text:span text:style-name="T52">Процедури</text:span></text:a></text:p>
                </text:list-item>
                <text:list-item>
                  <text:p text:style-name="P11"><text:a xlink:type="simple" xlink:href="https://e-health-ua.atlassian.net/wiki/spaces/EH/pages/583403243" text:style-name="Internet_20_link" text:visited-style-name="Visited_20_Internet_20_Link"><text:span text:style-name="T52">Діагностичні звіти</text:span></text:a></text:p>
                </text:list-item>
                <text:list-item>
                  <text:p text:style-name="P11"><text:a xlink:type="simple" xlink:href="https://e-health-ua.atlassian.net/wiki/spaces/EH/pages/583402883/Patient+summary" text:style-name="Internet_20_link" text:visited-style-name="Visited_20_Internet_20_Link"><text:span text:style-name="T52">Patient summary</text:span></text:a></text:p>
                </text:list-item>
                <text:list-item>
                  <text:p text:style-name="P11"><text:a xlink:type="simple" xlink:href="https://e-health-ua.atlassian.net/wiki/spaces/EH/pages/583403643" text:style-name="Internet_20_link" text:visited-style-name="Visited_20_Internet_20_Link"><text:span text:style-name="T52">Перегляд результатів лікарем</text:span></text:a></text:p>
                </text:list-item>
              </text:list>
            </text:list-item>
          </text:list>
        </text:list-item>
      </text:list>
      <text:p text:style-name="P5"/>
      <text:h text:style-name="P10" text:outline-level="1"><text:bookmark-start text:name="__RefHeading___Toc29_3925197696"/><text:bookmark-start text:name="__RefNumPara__201_4075986771"/>Направлення<text:bookmark-end text:name="__RefHeading___Toc29_3925197696"/><text:bookmark-end text:name="__RefNumPara__201_4075986771"/></text:h>
      <text:list xml:id="list17971365" text:style-name="L4">
        <text:list-item>
          <text:p text:style-name="P30">Направлення, <text:a xlink:type="simple" xlink:href="https://e-health-ua.atlassian.net/wiki/spaces/EH/pages/583402212/Service+Requests" text:style-name="Internet_20_link" text:visited-style-name="Visited_20_Internet_20_Link">Service Requests</text:a> — <text:a xlink:type="simple" xlink:href="https://ehealthreferralsapi.docs.apiary.io/#reference/service-requests" text:style-name="Internet_20_link" text:visited-style-name="Visited_20_Internet_20_Link"><text:span text:style-name="T51">API</text:span></text:a><text:span text:style-name="T51">, </text:span><text:a xlink:type="simple" xlink:href="https://www.hl7.org/fhir/servicerequest.html" text:style-name="Internet_20_link" text:visited-style-name="Visited_20_Internet_20_Link"><text:span text:style-name="T51">FHIR</text:span></text:a><text:span text:style-name="T51">(</text:span><text:a xlink:type="simple" xlink:href="https://translate.google.com/translate?hl=&amp;sl=en&amp;tl=uk&amp;u=https%3A%2F%2Fwww.hl7.org%2Ffhir%2Fservicerequest.html&amp;sandbox=1" text:style-name="Internet_20_link" text:visited-style-name="Visited_20_Internet_20_Link"><text:span text:style-name="T51">UA</text:span></text:a><text:span text:style-name="T51">). </text:span><text:span text:style-name="T51"><text:bookmark-ref text:reference-format="text" text:ref-name="__RefNumPara__4905_4075986771">Замовлення на дію чи послугу, Requests — FHIR (UA)</text:bookmark-ref></text:span><text:span text:style-name="T51">.</text:span></text:p>
          <text:list>
            <text:list-item>
              <text:p text:style-name="P31"><text:span text:style-name="T44">Належність до медичної програми, </text:span><text:a xlink:type="simple" xlink:href="https://e-health-ua.atlassian.net/wiki/spaces/EH/pages/583403204" text:style-name="Internet_20_link" text:visited-style-name="Visited_20_Internet_20_Link"><text:span text:style-name="T44">в</text:span></text:a><text:a xlink:type="simple" xlink:href="https://e-health-ua.atlassian.net/wiki/spaces/EH/pages/583403204" text:style-name="Internet_20_link" text:visited-style-name="Visited_20_Internet_20_Link"><text:span text:style-name="T44">имоги до програм</text:span></text:a><text:span text:style-name="T44">, </text:span><text:a xlink:type="simple" xlink:href="https://e-health-ua.atlassian.net/wiki/spaces/EH/pages/583403807/PreQualify+Service+Request" text:style-name="Internet_20_link" text:visited-style-name="Visited_20_Internet_20_Link">PreQualify Service Request</text:a> — <text:a xlink:type="simple" xlink:href="https://ehealthmedicaleventsapi.docs.apiary.io/reference/service-requests/manage-service-requests-in-patient-context/prequalify-service-request" text:style-name="Internet_20_link" text:visited-style-name="Visited_20_Internet_20_Link"><text:span text:style-name="T44">API</text:span></text:a></text:p>
            </text:list-item>
            <text:list-item>
              <text:p text:style-name="P32"><text:a xlink:type="simple" xlink:href="https://e-health-ua.atlassian.net/wiki/spaces/EH/pages/583402279" text:style-name="Internet_20_link" text:visited-style-name="Visited_20_Internet_20_Link">Створення направлення</text:a>, <text:a xlink:type="simple" xlink:href="https://e-health-ua.atlassian.net/wiki/spaces/EH/pages/583402282/Create+Service+Request" text:style-name="Internet_20_link" text:visited-style-name="Visited_20_Internet_20_Link">Create Service Request</text:a> — <text:span text:style-name="T45">API, </text:span><text:a xlink:type="simple" xlink:href="../../../../../../../../../../../../f/json/ehealthmedicaleventsapi/servicerequest.json" text:style-name="Internet_20_link" text:visited-style-name="Visited_20_Internet_20_Link"><text:span text:style-name="T45">JSON</text:span></text:a></text:p>
            </text:list-item>
            <text:list-item>
              <text:p text:style-name="P32"><text:a xlink:type="simple" xlink:href="https://e-health-ua.atlassian.net/wiki/spaces/EH/pages/583402297/Service+Requests+Data+Model" text:style-name="Internet_20_link" text:visited-style-name="Visited_20_Internet_20_Link">Service Requests Data Model</text:a></text:p>
            </text:list-item>
            <text:list-item>
              <text:p text:style-name="P32"><text:a xlink:type="simple" xlink:href="https://e-health-ua.atlassian.net/wiki/spaces/EH/pages/620822573/01.04.20+Service+Request+and+Encounter+Data+Package+Tasks" text:style-name="Internet_20_link" text:visited-style-name="Visited_20_Internet_20_Link">01.04.20 Service Request and Encounter Data Package Tasks</text:a></text:p>
            </text:list-item>
          </text:list>
        </text:list-item>
      </text:list>
      <text:h text:style-name="Heading_20_1" text:outline-level="1"><text:bookmark-start text:name="__RefHeading___Toc31_3925197696"/>Програми мед<text:span text:style-name="T50">ичних</text:span> гарантій<text:bookmark-end text:name="__RefHeading___Toc31_3925197696"/></text:h>
      <text:list xml:id="list1890088969" text:style-name="L5">
        <text:list-item>
          <text:p text:style-name="P34">Доступні ліки</text:p>
          <text:list>
            <text:list-item>
              <text:p text:style-name="P33"><text:span text:style-name="T54">Реімбурсація, Reimbursement — </text:span><text:a xlink:type="simple" xlink:href="https://uaehealthapi.docs.apiary.io/#reference/public.-reimbursement" text:style-name="Internet_20_link" text:visited-style-name="Visited_20_Internet_20_Link"><text:span text:style-name="T54">API</text:span></text:a></text:p>
            </text:list-item>
          </text:list>
        </text:list-item>
        <text:list-item>
          <text:p text:style-name="P35">Медичні програми — <text:a xlink:type="simple" xlink:href="https://uaehealthapi.docs.apiary.io/#reference/public.-medical-programs" text:style-name="Internet_20_link" text:visited-style-name="Visited_20_Internet_20_Link">API</text:a></text:p>
        </text:list-item>
      </text:list>
      <text:p text:style-name="Text_20_body"/>
      <text:h text:style-name="Heading_20_1" text:outline-level="1"><text:bookmark-start text:name="__RefHeading___Toc81_4075986771"/>План другої хвилі<text:bookmark-end text:name="__RefHeading___Toc81_4075986771"/></text:h>
      <text:h text:style-name="Heading_20_2" text:outline-level="2"><text:bookmark-start text:name="__RefHeading___Toc33_3925197696"/>Госпіталізація пацієнта та виписка з стаціонару<text:bookmark-end text:name="__RefHeading___Toc33_3925197696"/></text:h>
      <text:h text:style-name="Heading_20_2" text:outline-level="2"><text:bookmark-start text:name="__RefHeading___Toc83_4075986771"/>Кабінет пацієнта<text:bookmark-end text:name="__RefHeading___Toc83_4075986771"/></text:h>
      <text:p text:style-name="Text_20_body"/>
      <text:h text:style-name="P8" text:outline-level="1"><text:bookmark-start text:name="__RefHeading___Toc3647_4075986771"/>Технічні документи<text:bookmark-end text:name="__RefHeading___Toc3647_4075986771"/></text:h>
      <text:list xml:id="list2590345003" text:style-name="L6">
        <text:list-item>
          <text:p text:style-name="P37"><text:span text:style-name="T28">К</text:span><text:span text:style-name="T29">абінет міністрів </text:span></text:p>
          <text:list>
            <text:list-item>
              <text:p text:style-name="P39"><text:a xlink:type="simple" xlink:href="http://search.ligazakon.ua/l_doc2.nsf/link1/KP200065.html" text:style-name="Internet_20_link" text:visited-style-name="Visited_20_Internet_20_Link">Деякі питання реалізації програми державних гарантій медичного обслуговування населення у 2020 році</text:a> (КАБІНЕТ МІНІСТРІВ УКРАЇНИ ПОСТАНОВА від 5 лютого 2020 р. N 65)</text:p>
            </text:list-item>
          </text:list>
        </text:list-item>
        <text:list-item>
          <text:p text:style-name="P39"><text:span text:style-name="T28">НСЗУ</text:span><text:span text:style-name="T37"> інформація </text:span></text:p>
          <text:list>
            <text:list-item>
              <text:p text:style-name="P36"><text:span text:style-name="T57">Технічні зізвони</text:span><text:change-start text:change-id="ct61124032"/><text:span text:style-name="T57"> </text:span><text:change-end text:change-id="ct61124032"/></text:p>
              <text:list>
                <text:list-item>
                  <text:p text:style-name="P40"><text:a xlink:type="simple" xlink:href="https://drive.google.com/drive/folders/1qtD2gl3FtaDPQPdzXHT0YtPeTgQaMj26" text:style-name="Internet_20_link" text:visited-style-name="Visited_20_Internet_20_Link">2020.02.24 — </text:a><text:a xlink:type="simple" xlink:href="https://drive.google.com/drive/folders/1qtD2gl3FtaDPQPdzXHT0YtPeTgQaMj26" text:style-name="Internet_20_link" text:visited-style-name="Visited_20_Internet_20_Link"><text:span text:style-name="T58">Воркшоп Стаціонар</text:span></text:a></text:p>
                </text:list-item>
              </text:list>
            </text:list-item>
            <text:list-item>
              <text:p text:style-name="P37"><text:a xlink:type="simple" xlink:href="https://docs.google.com/spreadsheets/d/1gNo5gixbDqKvenzNHM_kJU0v2SdqNWLLxZuFVnStZyM/edit#gid=0" text:style-name="Internet_20_link" text:visited-style-name="Visited_20_Internet_20_Link">Довідник посилань на ресурси для МІС</text:a></text:p>
            </text:list-item>
            <text:list-item>
              <text:p text:style-name="P37"><text:a xlink:type="simple" xlink:href="https://docs.google.com/spreadsheets/d/1vgfR6onyzEZcQt_miAUgJZiu87z-KB9gg7oVF2kbZyc/edit#gid=711046958" text:style-name="Internet_20_link" text:visited-style-name="Visited_20_Internet_20_Link">Reimbursement registry 2019-2020 for MISes</text:a></text:p>
            </text:list-item>
            <text:list-item>
              <text:p text:style-name="P37"><text:a xlink:type="simple" xlink:href="https://e-health-ua.atlassian.net/wiki/spaces/EH/pages/642089431/01.04.2020+Requirements+Navigation+Sheet" text:style-name="Internet_20_link" text:visited-style-name="Visited_20_Internet_20_Link">01.04.2020 Requirements Navigation Sheet</text:a></text:p>
            </text:list-item>
            <text:list-item>
              <text:p text:style-name="P37"><text:soft-page-break/><text:a xlink:type="simple" xlink:href="https://docs.google.com/document/d/1sHfHV9FP8sgy3t_4gPXxHhv5Zfx4fQTPcBw6xGEKeu4/edit#heading=h.jleb1jueo897" text:style-name="Internet_20_link" text:visited-style-name="Visited_20_Internet_20_Link">СМД. Бізнес-процеси ЕМЗ</text:a></text:p>
            </text:list-item>
            <text:list-item>
              <text:p text:style-name="P37"><text:a xlink:type="simple" xlink:href="https://docs.google.com/document/d/16J6hEcf5kPm4KyOHZ12axOV6LHfPtSLi/edit" text:style-name="Internet_20_link" text:visited-style-name="Visited_20_Internet_20_Link">SRS Стаціонар v.2.1 (2)</text:a></text:p>
            </text:list-item>
            <text:list-item>
              <text:p text:style-name="P39"><text:a xlink:type="simple" xlink:href="https://docs.google.com/spreadsheets/d/1HH3WDzeJ5EgNdzNtipMK2dqS_IYyrG1zoAgWlnzdwpU/edit?pli=1#gid=1420808087" text:style-name="Internet_20_link" text:visited-style-name="Visited_20_Internet_20_Link">Запитання для “технічних зідзвонів” з МІСами</text:a></text:p>
              <text:list>
                <text:list-item>
                  <text:p text:style-name="P39"><text:bookmark-start text:name="__RefNumPara__1428_266942187"/><text:a xlink:type="simple" xlink:href="https://e-health-ua.atlassian.net/wiki/spaces/EH/pages/783220789/8.17.2+27.02.2020+Release+Notes" text:style-name="Internet_20_link" text:visited-style-name="Visited_20_Internet_20_Link">8.17.2 (27.02.2020) Release Notes</text:a><text:bookmark-end text:name="__RefNumPara__1428_266942187"/></text:p>
                </text:list-item>
                <text:list-item>
                  <text:p text:style-name="P39"><text:a xlink:type="simple" xlink:href="https://zakon.rada.gov.ua/laws/show/65-2020-п" text:style-name="Internet_20_link" text:visited-style-name="Visited_20_Internet_20_Link">Деякі питання реалізації програми державних гарантій медичного обслуговування населення у 2020 році</text:a></text:p>
                </text:list-item>
                <text:list-item>
                  <text:p text:style-name="P39"><text:a xlink:type="simple" xlink:href="https://e-health-ua.atlassian.net/wiki/spaces/EH/pages/784433153/Person+Requests+tests" text:style-name="Internet_20_link" text:visited-style-name="Visited_20_Internet_20_Link">Person Requests tests</text:a></text:p>
                </text:list-item>
                <text:list-item>
                  <text:p text:style-name="P39"><text:a xlink:type="simple" xlink:href="https://e-health-ua.atlassian.net/wiki/spaces/EH/pages/786333718" text:style-name="Internet_20_link" text:visited-style-name="Visited_20_Internet_20_Link">Рекомендовані переклади атрибутів</text:a></text:p>
                </text:list-item>
              </text:list>
            </text:list-item>
            <text:list-item>
              <text:p text:style-name="P39"><text:a xlink:type="simple" xlink:href="https://docs.google.com/spreadsheets/d/1m7lUk0ccDORlJ2tdYBVFOE6Il5Zl8NUe745ltCoIpao/edit#gid=466037238" text:style-name="Internet_20_link" text:visited-style-name="Visited_20_Internet_20_Link">Операційний план підготовки ЕСОЗ до 2020 v3</text:a></text:p>
            </text:list-item>
            <text:list-item>
              <text:p text:style-name="P37"><text:a xlink:type="simple" xlink:href="https://docs.google.com/spreadsheets/d/16q2owRTJhZN-9tfz3fQ-PVSjKZRtxNYmnwuibQzT-ek/edit#gid=978357574" text:style-name="Internet_20_link" text:visited-style-name="Visited_20_Internet_20_Link">Додатки для МІС</text:a></text:p>
              <text:list>
                <text:list-item>
                  <text:p text:style-name="P37"><text:a xlink:type="simple" xlink:href="https://docs.google.com/spreadsheets/d/1BUTkkjrdsqw2sAnf7jNLxS_FLeXp2F2g/edit#gid=1992169895" text:style-name="Internet_20_link" text:visited-style-name="Visited_20_Internet_20_Link">Класифікатор_направлень_укр</text:a></text:p>
                </text:list-item>
                <text:list-item>
                  <text:p text:style-name="P37"><text:a xlink:type="simple" xlink:href="https://api-preprod.ehealth.gov.ua/api/dictionaries" text:style-name="Internet_20_link" text:visited-style-name="Visited_20_Internet_20_Link">https://api-preprod.ehealth.gov.ua/api/dictionaries</text:a></text:p>
                </text:list-item>
                <text:list-item>
                  <text:p text:style-name="P37"><text:a xlink:type="simple" xlink:href="https://e-health-ua.atlassian.net/wiki/spaces/EH/pages/583402293/Service+Request+Dictionaries+and+configurable+parameters" text:style-name="Internet_20_link" text:visited-style-name="Visited_20_Internet_20_Link">Service Request Dictionaries and configurable parameters</text:a></text:p>
                  <text:list>
                    <text:list-item>
                      <text:p text:style-name="P37"><text:span text:style-name="T59">Першоджерела</text:span> JSON: <text:a xlink:type="simple" xlink:href="../../../../../../../../../../../../f/c/9/services.json" text:style-name="Internet_20_link" text:visited-style-name="Visited_20_Internet_20_Link">/f/c/9/services.json</text:a>, <text:a xlink:type="simple" xlink:href="https://api-preprod.ehealth.gov.ua/api/services" text:style-name="Internet_20_link" text:visited-style-name="Visited_20_Internet_20_Link">https://api-preprod.ehealth.gov.ua/api/services </text:a></text:p>
                    </text:list-item>
                    <text:list-item>
                      <text:p text:style-name="P37"><text:a xlink:type="simple" xlink:href="../../../../../../../../../../../../f/c/9/api-preprod-services.html" text:style-name="Internet_20_link" text:visited-style-name="Visited_20_Internet_20_Link">api-preprod-services.html</text:a></text:p>
                    </text:list-item>
                  </text:list>
                </text:list-item>
                <text:list-item>
                  <text:p text:style-name="P37"><text:a xlink:type="simple" xlink:href="https://docs.google.com/document/d/1x_cJQiFqAf5sVmVkE8sgATlJQ-JQUXxlzwYYtXJAcs0/edit#heading=h.97fdydheos44" text:style-name="Internet_20_link" text:visited-style-name="Visited_20_Internet_20_Link">Events 1st phase</text:a></text:p>
                </text:list-item>
                <text:list-item>
                  <text:p text:style-name="P37"><text:a xlink:type="simple" xlink:href="https://docs.google.com/document/d/1XxqgkPtyoKb17wS3ACFrcjNV6IDiXK8cFwuyobZnDZA/edit" text:style-name="Internet_20_link" text:visited-style-name="Visited_20_Internet_20_Link">medical events phase 1</text:a></text:p>
                </text:list-item>
                <text:list-item>
                  <text:p text:style-name="P37"><text:a xlink:type="simple" xlink:href="https://e-health-ua.atlassian.net/wiki/spaces/EH/pages/583402836/Medical+Events+API" text:style-name="Internet_20_link" text:visited-style-name="Visited_20_Internet_20_Link">Medical Events API</text:a></text:p>
                  <text:list>
                    <text:list-item>
                      <text:p text:style-name="P37"><text:a xlink:type="simple" xlink:href="https://e-health-ua.atlassian.net/wiki/spaces/EH/pages/583403099/Diagnostic+Reports+Dictionaries" text:style-name="Internet_20_link" text:visited-style-name="Visited_20_Internet_20_Link">Diagnostic Reports Dictionaries</text:a></text:p>
                    </text:list-item>
                    <text:list-item>
                      <text:p text:style-name="P37"><text:a xlink:type="simple" xlink:href="https://e-health-ua.atlassian.net/wiki/spaces/EH/pages/583402009/Medical+Events+Dictionaries+and+configurations#MedicalEventsDictionariesandconfigurations-eHealth/ICD10/condition_codes" text:style-name="Internet_20_link" text:visited-style-name="Visited_20_Internet_20_Link">Medical Events Dictionaries and configurations</text:a></text:p>
                    </text:list-item>
                  </text:list>
                </text:list-item>
                <text:list-item>
                  <text:p text:style-name="P37"><text:a xlink:type="simple" xlink:href="https://docs.google.com/spreadsheets/d/1PLx4FwofYwPFiOtk1pdgA_KBUvH9E5GQMB21BnpWzFQ/edit#gid=0" text:style-name="Internet_20_link" text:visited-style-name="Visited_20_Internet_20_Link">patient summary vs national forms</text:a><text:line-break/>MINIMUM/NON- EXHAUSTIVE PATIENT SUMMARY DATASET FOR ELECTRONIC EXCHANGE IN ACCORDANCE WITH THE CROSS-BORDER DIRECTIVE 2011/24/EU<text:tab/>Форма 025/о<text:tab/>HL7 FHIR</text:p>
                  <text:list>
                    <text:list-item>
                      <text:p text:style-name="P37"><text:a xlink:type="simple" xlink:href="https://ehealth.gov.ua/privacy_patient.html" text:style-name="Internet_20_link" text:visited-style-name="Visited_20_Internet_20_Link">ПАМЯТКА ПАЦІЄНТУ</text:a></text:p>
                    </text:list-item>
                  </text:list>
                </text:list-item>
                <text:list-item>
                  <text:p text:style-name="P39"><text:bookmark-start text:name="__RefNumPara__1445_1303592959"/><text:a xlink:type="simple" xlink:href="https://docs.google.com/spreadsheets/d/1ruKonC5-2hMj8B6SgD1oJ8mAywkgHlBNj7jMR21d9aM/edit?ts=5c13e00c#gid=0" text:style-name="Internet_20_link" text:visited-style-name="Visited_20_Internet_20_Link">ME dictionary values</text:a><text:bookmark-end text:name="__RefNumPara__1445_1303592959"/></text:p>
                </text:list-item>
                <text:list-item>
                  <text:p text:style-name="P39"><text:a xlink:type="simple" xlink:href="https://uk.wikipedia.org/wiki/Міжнародна_класифікація_функціонування,_обмеження_життєдіяльності_та_здоров’я_(МКФ)" text:style-name="Internet_20_link" text:visited-style-name="Visited_20_Internet_20_Link">Міжнародна класифікація функціонування, обмеження життєдіяльності та здоров’я (МКФ)</text:a></text:p>
                </text:list-item>
              </text:list>
            </text:list-item>
            <text:list-item>
              <text:p text:style-name="P41">apiary</text:p>
              <text:list>
                <text:list-item>
                  <text:p text:style-name="P41"><text:a xlink:type="simple" xlink:href="https://ehealthmedicaleventsapi.docs.apiary.io/" text:style-name="Internet_20_link" text:visited-style-name="Visited_20_Internet_20_Link">https://ehealthmedicaleventsapi.docs.apiary.io/</text:a></text:p>
                </text:list-item>
                <text:list-item>
                  <text:p text:style-name="P41"><text:a xlink:type="simple" xlink:href="https://uaehealthapi.docs.apiary.io/" text:style-name="Internet_20_link" text:visited-style-name="Visited_20_Internet_20_Link">https://uaehealthapi.docs.apiary.io</text:a></text:p>
                </text:list-item>
                <text:list-item>
                  <text:p text:style-name="P41"><text:soft-page-break/><text:a xlink:type="simple" xlink:href="https://medicaleventsmisapi.docs.apiary.io/" text:style-name="Internet_20_link" text:visited-style-name="Visited_20_Internet_20_Link">https://medicaleventsmisapi.docs.apiary.io/</text:a></text:p>
                  <text:list>
                    <text:list-item>
                      <text:p text:style-name="P41"><text:a xlink:type="simple" xlink:href="https://ehealthmisapi1.docs.apiary.io/" text:style-name="Internet_20_link" text:visited-style-name="Visited_20_Internet_20_Link">https://ehealthmisapi1.docs.apiary.io/</text:a></text:p>
                    </text:list-item>
                    <text:list-item>
                      <text:p text:style-name="P41"/>
                    </text:list-item>
                  </text:list>
                </text:list-item>
              </text:list>
            </text:list-item>
            <text:list-item>
              <text:p text:style-name="P42">github: <text:a xlink:type="simple" xlink:href="https://github.com/ehealth-ua/" text:style-name="Internet_20_link" text:visited-style-name="Visited_20_Internet_20_Link">https://github.com/ehealth-ua/</text:a> </text:p>
              <text:list>
                <text:list-item>
                  <text:p text:style-name="P42"><text:a xlink:type="simple" xlink:href="https://github.com/ehealth-ua/api-spec/blob/master/apiary.apib" text:style-name="Internet_20_link" text:visited-style-name="Visited_20_Internet_20_Link">https://github.com/ehealth-ua/api-spec/blob/master/apiary.apib</text:a></text:p>
                </text:list-item>
              </text:list>
            </text:list-item>
            <text:list-item>
              <text:p text:style-name="P37"><text:a xlink:type="simple" xlink:href="https://docs.google.com/spreadsheets/d/1m7lUk0ccDORlJ2tdYBVFOE6Il5Zl8NUe745ltCoIpao/edit#gid=1453365891" text:style-name="Internet_20_link" text:visited-style-name="Visited_20_Internet_20_Link">Операційний план підготовки ЕСОЗ до 2020 v3</text:a></text:p>
              <text:list>
                <text:list-item>
                  <text:p text:style-name="P37"><text:a xlink:type="simple" xlink:href="https://docs.google.com/spreadsheets/d/1PpFL0Aeq_7Cv_zoaFfTPLiFApW6G6TAqCAQ3aGdO6rU/edit?folder=0ADsbzGLLOZfFUk9PVA#gid=0" text:style-name="Internet_20_link" text:visited-style-name="Visited_20_Internet_20_Link">Операційний план підготовки ЕСОЗ до 2020</text:a></text:p>
                </text:list-item>
              </text:list>
            </text:list-item>
            <text:list-item>
              <text:p text:style-name="P43"><text:a xlink:type="simple" xlink:href="https://nszu.gov.ua/ogoloshennya-pro-ukladennya-dogovoriv/dlya-medichnih-zakladiv/ogoloshennya-pro-ukladennya-dogovoriv-pro-medichne-oobslugov" text:style-name="Internet_20_link" text:visited-style-name="Visited_20_Internet_20_Link">Оголошення про укладення договорів про медичне обслуговування населення за програмою медичних гарантій від 10.02.2020 року</text:a></text:p>
            </text:list-item>
            <text:list-item>
              <text:p text:style-name="P43"><text:a xlink:type="simple" xlink:href="https://docs.google.com/document/d/1onamLd5BAWyYDGCGY93CQ1kp_ftPg2tpVRfRv2lpJZA/edit" text:style-name="Internet_20_link" text:visited-style-name="Visited_20_Internet_20_Link">Для розробки функціоналу для реімбурсації</text:a></text:p>
            </text:list-item>
            <text:list-item>
              <text:p text:style-name="P43"><text:a xlink:type="simple" xlink:href="https://docs.google.com/document/d/1onamLd5BAWyYDGCGY93CQ1kp_ftPg2tpVRfRv2lpJZA/edit" text:style-name="Internet_20_link" text:visited-style-name="Visited_20_Internet_20_Link">Інформація щодо розробки власного функціоналу</text:a>, <text:a xlink:type="simple" xlink:href="https://ehealth.gov.ua/pidklyuchenni-do-ehealth-mis/" text:style-name="Internet_20_link" text:visited-style-name="Visited_20_Internet_20_Link"><text:span text:style-name="T38">підключені МІСи</text:span></text:a></text:p>
              <text:list>
                <text:list-item>
                  <text:p text:style-name="P37"><text:span text:style-name="T37">лікарські засоби реімбурсації станом на 29 липня 2019 року, </text:span><text:a xlink:type="simple" xlink:href="https://moz.gov.ua/uploads/2/14039-dn_20190815_1805_dod.pdf" text:style-name="Internet_20_link" text:visited-style-name="Visited_20_Internet_20_Link">тут</text:a>.</text:p>
                </text:list-item>
              </text:list>
            </text:list-item>
            <text:list-item>
              <text:p text:style-name="P37"><text:a xlink:type="simple" xlink:href="https://nszu.gov.ua/files/Інструкція_з_подачі_заяви_в_системі_SmartTender_15.01.2020.pdf?fbclid=IwAR2Fi4T3MqeG-0Hkv_ZgbnAwu8RjLgnMlACfAxKJfPOpZdcd5C-s5elK83I" text:style-name="Internet_20_link" text:visited-style-name="Visited_20_Internet_20_Link">Інструкція з подання заявипро укладення договору з НСЗУ на платформі SmartTender</text:a></text:p>
            </text:list-item>
            <text:list-item>
              <text:p text:style-name="P37"><text:span text:style-name="T56">Slack kanal: </text:span><text:a xlink:type="simple" xlink:href="https://app.slack.com/client/T036G6ZNT/C9P8Y4PK6" text:style-name="Internet_20_link" text:visited-style-name="Visited_20_Internet_20_Link">eHealth in Ukraine ua-ehealth.slack.com </text:a><text:a xlink:type="simple" xlink:href="https://app.slack.com/client/T036G6ZNT/C9P8Y4PK6" text:style-name="Internet_20_link" text:visited-style-name="Visited_20_Internet_20_Link"><text:span text:style-name="T55">#</text:span></text:a><text:a xlink:type="simple" xlink:href="https://app.slack.com/client/T036G6ZNT/C9P8Y4PK6" text:style-name="Internet_20_link" text:visited-style-name="Visited_20_Internet_20_Link">technical</text:a></text:p>
            </text:list-item>
            <text:list-item>
              <text:p text:style-name="P42"><text:a xlink:type="simple" xlink:href="https://docs.google.com/document/d/17ohw9hoAzb633lHVogRXH8v243_QgLTkAFFXI4Gfo-c/edit" text:style-name="Internet_20_link" text:visited-style-name="Visited_20_Internet_20_Link">Тестування МІС</text:a></text:p>
            </text:list-item>
            <text:list-item>
              <text:p text:style-name="P38"><text:a xlink:type="simple" xlink:href="https://drive.google.com/file/d/1IS9W2GsuDWxKbM70SoIQmrJtZpBM4icO/view?ths=true" text:style-name="Internet_20_link" text:visited-style-name="Visited_20_Internet_20_Link"><text:span text:style-name="T60">драфт ТВ до МІС 25.02_v6.docx</text:span></text:a></text:p>
              <text:list>
                <text:list-item>
                  <text:p text:style-name="P38"><text:a xlink:type="simple" xlink:href="https://docs.google.com/document/d/1l89emOBIfY1nvCwBdi1zTarcFTdFRJnU/edit#heading=h.cry6jqy56pjl" text:style-name="Internet_20_link" text:visited-style-name="Visited_20_Internet_20_Link">драфт ТВ до МІС 31.01_v4</text:a>, <text:a xlink:type="simple" xlink:href="https://docs.google.com/document/d/1-qmSxHwND5PkR4-_dRdardjIse24eD2a/edit?ts=5e3bde06#" text:style-name="Internet_20_link" text:visited-style-name="Visited_20_Internet_20_Link">драфт ТВ до МІС 31.01_v3</text:a>, <text:a xlink:type="simple" xlink:href="https://docs.google.com/document/d/1-qmSxHwND5PkR4-_dRdardjIse24eD2a/edit?ts=5e3bde06#" text:style-name="Internet_20_link" text:visited-style-name="Visited_20_Internet_20_Link"><text:span text:style-name="T13">Технічн</text:span></text:a><text:a xlink:type="simple" xlink:href="https://docs.google.com/document/d/1-qmSxHwND5PkR4-_dRdardjIse24eD2a/edit?ts=5e3bde06#" text:style-name="Internet_20_link" text:visited-style-name="Visited_20_Internet_20_Link"><text:span text:style-name="T13">і</text:span></text:a><text:a xlink:type="simple" xlink:href="https://docs.google.com/document/d/1-qmSxHwND5PkR4-_dRdardjIse24eD2a/edit?ts=5e3bde06#" text:style-name="Internet_20_link" text:visited-style-name="Visited_20_Internet_20_Link"><text:span text:style-name="T13"> вимог</text:span></text:a><text:a xlink:type="simple" xlink:href="https://docs.google.com/document/d/1-qmSxHwND5PkR4-_dRdardjIse24eD2a/edit?ts=5e3bde06#" text:style-name="Internet_20_link" text:visited-style-name="Visited_20_Internet_20_Link"><text:span text:style-name="T13">и</text:span></text:a><text:a xlink:type="simple" xlink:href="https://docs.google.com/document/d/1-qmSxHwND5PkR4-_dRdardjIse24eD2a/edit?ts=5e3bde06#" text:style-name="Internet_20_link" text:visited-style-name="Visited_20_Internet_20_Link"><text:span text:style-name="T13"> до МІС 31.01_v3</text:span></text:a></text:p>
                </text:list-item>
                <text:list-item>
                  <text:p text:style-name="P44">Зміст</text:p>
                  <text:list>
                    <text:list-item>
                      <text:p text:style-name="P45">Загальні, безпека, функціональні вимоги.</text:p>
                    </text:list-item>
                    <text:list-item>
                      <text:p text:style-name="P46">(3.1.) Модуль “Робоче місце лікаря первинної медичної допомоги”</text:p>
                    </text:list-item>
                    <text:list-item>
                      <text:p text:style-name="P47"><text:span text:style-name="T40">(</text:span>3.3.<text:span text:style-name="T40">)</text:span> Модуль “Адміністративний модуль аптечного закладу”</text:p>
                    </text:list-item>
                    <text:list-item>
                      <text:p text:style-name="P47"><text:span text:style-name="T40">(</text:span>3.4.<text:span text:style-name="T40">)</text:span> Модуль “Робоче місце фармацевта”</text:p>
                    </text:list-item>
                  </text:list>
                </text:list-item>
              </text:list>
            </text:list-item>
            <text:list-item>
              <text:p text:style-name="P47"><text:a xlink:type="simple" xlink:href="../ПМД.%20ТЕХНІЧНІ%20ВИМОГИ" text:style-name="Internet_20_link" text:visited-style-name="Visited_20_Internet_20_Link">ПМД. ТЕХНІЧНІ ВИМОГИ</text:a></text:p>
              <text:list>
                <text:list-item>
                  <text:p text:style-name="P47"><text:a xlink:type="simple" xlink:href="https://docs.google.com/document/d/1v5Tol6ml7ikxhoE2GdCJR5V-sz8Lg1a8UQ3y5ywKQTw/edit" text:style-name="Internet_20_link" text:visited-style-name="Visited_20_Internet_20_Link">ПМД. Бізнес-процеси направлень</text:a></text:p>
                </text:list-item>
              </text:list>
            </text:list-item>
            <text:list-item>
              <text:p text:style-name="P47"><text:a xlink:type="simple" xlink:href="https://docs.google.com/document/d/1lz4RFkCuqq_39aNwPPYGR1qHKBAA5Sllt1YhjJ2yphA/edit" text:style-name="Internet_20_link" text:visited-style-name="Visited_20_Internet_20_Link">СМД. ТЕХНІЧНІ ВИМОГИ</text:a></text:p>
            </text:list-item>
            <text:list-item>
              <text:p text:style-name="P47"><text:a xlink:type="simple" xlink:href="https://e-health-ua.atlassian.net/servicedesk/customer/portal/6/group/35/create/105" text:style-name="Internet_20_link" text:visited-style-name="Visited_20_Internet_20_Link">Підключення до eHealth</text:a></text:p>
            </text:list-item>
            <text:list-item>
              <text:p text:style-name="P47"><text:a xlink:type="simple" xlink:href="https://docs.google.com/spreadsheets/d/1z56wm-WGJzCJxLKcCswStVdRbaxXDEJ-pKEDd0uVg28/edit?copiedFromTrash#gid=1853559070" text:style-name="Internet_20_link" text:visited-style-name="Visited_20_Internet_20_Link">Copy of 2018_12_14_МКХ_10_Додаток</text:a></text:p>
            </text:list-item>
          </text:list>
        </text:list-item>
        <text:list-item>
          <text:p text:style-name="P48"><text:span text:style-name="T22">Асоціація МІС</text:span> інформація</text:p>
          <text:list>
            <text:list-item>
              <text:p text:style-name="P48"><text:a xlink:type="simple" xlink:href="https://drive.google.com/drive/folders/18piQvEhFUrEBRHbQORiG-jNKX8Ytqpkd" text:style-name="Internet_20_link" text:visited-style-name="Visited_20_Internet_20_Link">Операційна папка</text:a></text:p>
              <text:list>
                <text:list-item>
                  <text:p text:style-name="P48"><text:soft-page-break/><text:a xlink:type="simple" xlink:href="https://docs.google.com/spreadsheets/d/1n51DAWGWFB6_rIRMITchVve7K4aj18VC/edit#gid=1749791862" text:style-name="Internet_20_link" text:visited-style-name="Visited_20_Internet_20_Link">Список процесів ЕХЕЛС для 1 квітня 2020 розширення на учасників. Додаток 2</text:a></text:p>
                </text:list-item>
                <text:list-item>
                  <text:p text:style-name="P48"><text:a xlink:type="simple" xlink:href="https://docs.google.com/spreadsheets/d/1mHLuXwRxeBy9fv4ZqRm_H3n79z3yko_G/edit#gid=1886782540" text:style-name="Internet_20_link" text:visited-style-name="Visited_20_Internet_20_Link">Операційний план підготовки ЕСОЗ до 2020 – пропозиції</text:a></text:p>
                </text:list-item>
              </text:list>
            </text:list-item>
          </text:list>
        </text:list-item>
      </text:list>
      <text:h text:style-name="P9" text:outline-level="1"><text:bookmark-start text:name="__RefHeading___Toc199_4075986771"/>МІС<text:bookmark-end text:name="__RefHeading___Toc199_4075986771"/></text:h>
      <text:h text:style-name="Heading_20_2" text:outline-level="2"><text:bookmark-start text:name="__RefHeading___Toc5206_4075986771"/><text:span text:style-name="T9">Р</text:span>еалізація <text:a xlink:type="simple" xlink:href="https://www.hl7.org/fhir/index.html" text:style-name="Internet_20_link" text:visited-style-name="Visited_20_Internet_20_Link">FHIR</text:a><text:bookmark-end text:name="__RefHeading___Toc5206_4075986771"/></text:h>
      <text:list xml:id="list2859622211" text:style-name="L7">
        <text:list-item>
          <text:p text:style-name="P49"><text:span text:style-name="T17">Робочий процес, </text:span><text:a xlink:type="simple" xlink:href="https://www.hl7.org/fhir/workflow.html" text:style-name="Internet_20_link" text:visited-style-name="Visited_20_Internet_20_Link"><text:span text:style-name="T17">Workflow</text:span></text:a><text:span text:style-name="T17"> (</text:span><text:a xlink:type="simple" xlink:href="https://translate.google.com/translate?hl=&amp;sl=en&amp;tl=uk&amp;u=https%3A%2F%2Fwww.hl7.org%2Ffhir%2Fworkflow.html&amp;sandbox=1" text:style-name="Internet_20_link" text:visited-style-name="Visited_20_Internet_20_Link"><text:span text:style-name="T17">UA</text:span></text:a><text:span text:style-name="T17">)</text:span></text:p>
          <text:list>
            <text:list-item>
              <text:p text:style-name="P50"><text:span text:style-name="T30">Шаблони керування ресурсами, </text:span><text:a xlink:type="simple" xlink:href="https://www.hl7.org/fhir/definition.html" text:style-name="Internet_20_link" text:visited-style-name="Visited_20_Internet_20_Link"><text:span text:style-name="T30">Definition</text:span></text:a></text:p>
              <text:list>
                <text:list-item>
                  <text:p text:style-name="P51"><text:span text:style-name="T25">Плани робочих процесів</text:span><text:span text:style-name="T20">, </text:span><text:a xlink:type="simple" xlink:href="https://www.hl7.org/fhir/plandefinition.html" text:style-name="Internet_20_link" text:visited-style-name="Visited_20_Internet_20_Link"><text:span text:style-name="T20">PlanDefinition</text:span></text:a></text:p>
                </text:list-item>
              </text:list>
            </text:list-item>
            <text:list-item>
              <text:p text:style-name="P52"><text:bookmark-start text:name="__RefNumPara__4905_4075986771"/><text:span text:style-name="T31">Замовлення на дію чи послугу, </text:span><text:a xlink:type="simple" xlink:href="https://www.hl7.org/fhir/request.html" text:style-name="Internet_20_link" text:visited-style-name="Visited_20_Internet_20_Link"><text:span text:style-name="T31">Request</text:span></text:a><text:a xlink:type="simple" xlink:href="https://www.hl7.org/fhir/request.html" text:style-name="Internet_20_link" text:visited-style-name="Visited_20_Internet_20_Link"><text:span text:style-name="T31">s</text:span></text:a><text:span text:style-name="T31"> — </text:span><text:a xlink:type="simple" xlink:href="https://www.hl7.org/fhir/request.html" text:style-name="Internet_20_link" text:visited-style-name="Visited_20_Internet_20_Link"><text:span text:style-name="T31">FHIR</text:span></text:a><text:span text:style-name="T31"> (</text:span><text:a xlink:type="simple" xlink:href="https://translate.google.com/translate?hl=&amp;sl=en&amp;tl=uk&amp;u=https%3A%2F%2Fwww.hl7.org%2Ffhir%2Frequest.html&amp;sandbox=1" text:style-name="Internet_20_link" text:visited-style-name="Visited_20_Internet_20_Link"><text:span text:style-name="T31">UA</text:span></text:a><text:span text:style-name="T31">)</text:span><text:bookmark-end text:name="__RefNumPara__4905_4075986771"/></text:p>
              <text:list>
                <text:list-item>
                  <text:p text:style-name="P54"><text:span text:style-name="T19">Запис запиту на послуги, </text:span><text:a xlink:type="simple" xlink:href="https://www.hl7.org/fhir/servicerequest.html" text:style-name="Internet_20_link" text:visited-style-name="Visited_20_Internet_20_Link"><text:span text:style-name="T19">ServiceRequest</text:span></text:a><text:span text:style-name="T19"> — (</text:span><text:span text:style-name="T19"><text:bookmark-ref text:reference-format="number" text:ref-name="__RefNumPara__201_4075986771">3</text:bookmark-ref></text:span><text:span text:style-name="T19">) </text:span><text:span text:style-name="T19"><text:bookmark-ref text:reference-format="text" text:ref-name="__RefNumPara__201_4075986771">Направлення</text:bookmark-ref></text:span></text:p>
                </text:list-item>
                <text:list-item>
                  <text:p text:style-name="P54"><text:bookmark-start text:name="__RefNumPara__4127_4075986771"/><text:span text:style-name="T48">Запит на використання медичного приладу, </text:span>DeviceRequest — <text:a xlink:type="simple" xlink:href="https://www.hl7.org/fhir/devicerequest.html" text:style-name="Internet_20_link" text:visited-style-name="Visited_20_Internet_20_Link"><text:span text:style-name="T48">FHIR</text:span></text:a><text:span text:style-name="T48"> (</text:span><text:a xlink:type="simple" xlink:href="https://translate.google.com/translate?hl=&amp;sl=en&amp;tl=uk&amp;u=https%3A%2F%2Fwww.hl7.org%2Ffhir%2Fdevicerequest.html&amp;sandbox=1" text:style-name="Internet_20_link" text:visited-style-name="Visited_20_Internet_20_Link"><text:span text:style-name="T48">UA</text:span></text:a><text:span text:style-name="T48">)</text:span><text:bookmark-end text:name="__RefNumPara__4127_4075986771"/></text:p>
                </text:list-item>
                <text:list-item>
                  <text:p text:style-name="P53"><text:span text:style-name="T26">П</text:span><text:span text:style-name="T27">лан надання допомоги</text:span><text:span text:style-name="T18">, </text:span><text:span text:style-name="T34">C</text:span><text:a xlink:type="simple" xlink:href="https://www.hl7.org/fhir/careplan.html" text:style-name="Internet_20_link" text:visited-style-name="Visited_20_Internet_20_Link"><text:span text:style-name="T33">arePlan</text:span></text:a><text:span text:style-name="T33"> — лист призначень, обстежень</text:span></text:p>
                </text:list-item>
              </text:list>
            </text:list-item>
            <text:list-item>
              <text:p text:style-name="P54"><text:span text:style-name="T32">Події, </text:span><text:a xlink:type="simple" xlink:href="https://www.hl7.org/fhir/event.html" text:style-name="Internet_20_link" text:visited-style-name="Visited_20_Internet_20_Link">Event</text:a><text:a xlink:type="simple" xlink:href="https://www.hl7.org/fhir/event.html" text:style-name="Internet_20_link" text:visited-style-name="Visited_20_Internet_20_Link"><text:span text:style-name="T21">s</text:span></text:a><text:span text:style-name="T21"> </text:span></text:p>
              <text:list>
                <text:list-item>
                  <text:p text:style-name="P55">дивись (<text:bookmark-ref text:reference-format="number" text:ref-name="__RefNumPara__3977_4075986771">2.1.</text:bookmark-ref> <text:bookmark-ref text:reference-format="text" text:ref-name="__RefNumPara__3977_4075986771">Медичні події, Medical Events — API, FHIR: Pattern event, workflow event</text:bookmark-ref>)</text:p>
                </text:list-item>
                <text:list-item>
                  <text:p text:style-name="P50"><text:bookmark-start text:name="__RefNumPara__4049_4075986771"/><text:span text:style-name="T46">Використання медичного пристрою, DeviceUseStatement — </text:span><text:a xlink:type="simple" xlink:href="https://www.hl7.org/fhir/deviceusestatement.html" text:style-name="Internet_20_link" text:visited-style-name="Visited_20_Internet_20_Link"><text:span text:style-name="T46">FHIR</text:span></text:a><text:span text:style-name="T46"> (</text:span><text:a xlink:type="simple" xlink:href="https://translate.google.com/translate?hl=&amp;sl=en&amp;tl=uk&amp;u=https%3A%2F%2Fwww.hl7.org%2Ffhir%2Fdeviceusestatement.html&amp;sandbox=1" text:style-name="Internet_20_link" text:visited-style-name="Visited_20_Internet_20_Link"><text:span text:style-name="T46">UA</text:span></text:a><text:span text:style-name="T46">)</text:span><text:bookmark-end text:name="__RefNumPara__4049_4075986771"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/<text:page-count>7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9T10:46:13.543532462</meta:creation-date>
    <dc:date>2020-03-21T12:06:01.118051904</dc:date>
    <meta:editing-duration>P4DT15H34M14S</meta:editing-duration>
    <meta:editing-cycles>334</meta:editing-cycles>
    <meta:generator>LibreOffice/6.4.0.2$Linux_X86_64 LibreOffice_project/08d19fecdc7a2298d051e19cfdb7c35544855fc3</meta:generator>
    <dc:title>Summary NSZU-MIS</dc:title>
    <meta:document-statistic meta:table-count="0" meta:image-count="0" meta:object-count="0" meta:page-count="7" meta:paragraph-count="152" meta:word-count="896" meta:character-count="7058" meta:non-whitespace-character-count="6409"/>
  </office:meta>
</office:document-meta>
</file>